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0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1" style:family="graphic">
      <style:graphic-properties fo:min-height="3.50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21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22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23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24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25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27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28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co1" style:family="table-column">
      <style:table-column-properties style:column-width="41.507cm" style:use-optimal-column-width="false"/>
    </style:style>
    <style:style style:name="co2" style:family="table-column">
      <style:table-column-properties style:column-width="40.416cm" style:use-optimal-column-width="false"/>
    </style:style>
    <style:style style:name="co3" style:family="table-column">
      <style:table-column-properties style:column-width="41.499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co5" style:family="table-column">
      <style:table-column-properties style:column-width="2.627cm" style:use-optimal-column-width="false"/>
    </style:style>
    <style:style style:name="ro1" style:family="table-row">
      <style:table-row-properties style:row-height="22.508cm"/>
    </style:style>
    <style:style style:name="ro2" style:family="table-row">
      <style:table-row-properties style:row-height="22.594cm"/>
    </style:style>
    <style:style style:name="ro3" style:family="table-row">
      <style:table-row-properties style:row-height="22.641cm"/>
    </style:style>
    <style:style style:name="ro4" style:family="table-row">
      <style:table-row-properties style:row-height="22.65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05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ce3" style:family="table-cell"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66"/>
      <style:paragraph-properties fo:text-align="center"/>
    </style:style>
    <style:style style:name="P9" style:family="paragraph">
      <style:text-properties fo:font-size="32pt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background-color="transparent"/>
    </style:style>
    <style:style style:name="P13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14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15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18pt" style:font-size-asian="15pt" style:font-size-complex="15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79cm" svg:height="3.553cm" svg:x="72.8cm" svg:y="8cm">
          <text:p text:style-name="P1"><text:span text:style-name="T1">S = significant</text:span></text:p>
          <text:p text:style-name="P1"><text:span text:style-name="T1">U = useless <text:s text:c="3"/></text:span></text:p>
          <text:p text:style-name="P1"><text:span text:style-name="T1"><text:s/></text:span><text:span text:style-name="T1">1 = If 0 then 0</text:span></text:p>
          <text:p text:style-name="P1"><text:span text:style-name="T1"><text:s/></text:span><text:span text:style-name="T1">0 = If 1 then 0</text:span></text:p>
          <text:p text:style-name="P1"><text:span text:style-name="T1"><text:s text:c="2"/></text:span><text:span text:style-name="T1">I = If 0 then 1</text:span></text:p>
          <text:p text:style-name="P1"><text:span text:style-name="T1">O = If 1 then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79cm" svg:height="5.043cm" svg:x="72.8cm" svg:y="2.7cm">
          <text:p text:style-name="P1"><text:span text:style-name="T1">=</text:span><text:span text:style-name="T1"> </text:span><text:span text:style-name="T1">i</text:span><text:span text:style-name="T1">f </text:span><text:span text:style-name="T1">F</text:span><text:span text:style-name="T1">a</text:span><text:span text:style-name="T1">l</text:span><text:span text:style-name="T1">s</text:span><text:span text:style-name="T1">e</text:span></text:p>
          <text:p text:style-name="P1"><text:span text:style-name="T1">=</text:span><text:span text:style-name="T1"> </text:span><text:span text:style-name="T1">i</text:span><text:span text:style-name="T1">f </text:span><text:span text:style-name="T1">T</text:span><text:span text:style-name="T1">r</text:span><text:span text:style-name="T1">u</text:span><text:span text:style-name="T1">e</text:span><text:span text:style-name="T1"> <text:s/></text:span></text:p>
          <text:p text:style-name="P1"><text:span text:style-name="T1"/></text:p>
          <text:p text:style-name="P1"><text:span text:style-name="T1">=</text:span><text:span text:style-name="T1"> </text:span><text:span text:style-name="T1">F</text:span><text:span text:style-name="T1">a</text:span><text:span text:style-name="T1">l</text:span><text:span text:style-name="T1">s</text:span><text:span text:style-name="T1">e</text:span><text:span text:style-name="T1"> <text:s/></text:span><text:span text:style-name="T1"><text:s/></text:span></text:p>
          <text:p text:style-name="P1"><text:span text:style-name="T1"/></text:p>
          <text:p text:style-name="P1"><text:span text:style-name="T1">=</text:span><text:span text:style-name="T1"> </text:span><text:span text:style-name="T1">T</text:span><text:span text:style-name="T1">r</text:span><text:span text:style-name="T1">u</text:span><text:span text:style-name="T1">e</text:span><text:span text:style-name="T1"> <text:s/></text:span><text:span text:style-name="T1"><text:s text:c="2"/></text:span><text:span text:style-name="T1"><text:s/></text:span></text:p>
          <text:p text:style-name="P1"><text:span text:style-name="T1"/></text:p>
          <text:p text:style-name="P1"><text:span text:style-name="T1">=</text:span><text:span text:style-name="T1"> </text:span><text:span text:style-name="T1">N</text:span><text:span text:style-name="T1">o</text:span><text:span text:style-name="T1">t </text:span><text:span text:style-name="T1"><text:s text:c="2"/></text:span><text:span text:style-name="T1"><text:s text:c="2"/></text:span><text:span text:style-name="T1"><text:s text:c="2"/>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762cm" svg:height="0.762cm" draw:transform="rotate (-3.14159265358979) translate (75.34cm 6.15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0.762cm" draw:transform="rotate (-3.14159265358979) translate (75.347cm 5.114cm)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3.823cm" svg:y1="3.644cm" svg:x2="75.601cm" svg:y2="3.644cm">
          <text:p/>
        </draw:line>
        <draw:line draw:style-name="gr6" draw:text-style-name="P5" draw:layer="layout" svg:x1="73.823cm" svg:y1="3.082cm" svg:x2="75.601cm" svg:y2="3.082cm">
          <text:p/>
        </draw:line>
        <draw:custom-shape draw:style-name="gr7" draw:text-style-name="P6" draw:layer="layout" svg:width="0.508cm" svg:height="0.508cm" svg:x="74.909cm" svg:y="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81.922cm" svg:height="90.117cm" svg:x="1.177cm" svg:y="13.7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4" draw:text-style-name="P4" xml:id="id10" draw:id="id10" draw:layer="layout" svg:width="0.762cm" svg:height="0.762cm" svg:x="2.552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9" draw:id="id9" draw:layer="layout" svg:width="0.762cm" svg:height="0.762cm" svg:x="4.568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7" draw:id="id7" draw:layer="layout" svg:width="0.762cm" svg:height="0.762cm" svg:x="5.551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6" draw:id="id6" draw:layer="layout" svg:width="0.762cm" svg:height="0.762cm" svg:x="7.567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8.55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10.566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11.55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13.565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14.549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16.564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17.548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19.563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20.547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762cm" svg:height="0.762cm" svg:x="22.562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23.546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762cm" svg:height="0.762cm" svg:x="25.561cm" svg:y="3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5" draw:layer="layout" svg:x1="13.936cm" svg:y1="26.106cm" svg:x2="8.436cm" svg:y2="27.578cm" draw:start-shape="id1" draw:start-glue-point="5" draw:end-shape="id2" draw:end-glue-point="4" svg:d="M13936 26106h-5500v1472" svg:viewBox="0 0 5501 1473">
            <text:p/>
          </draw:connector>
          <draw:connector draw:style-name="gr5" draw:text-style-name="P5" draw:layer="layout" svg:x1="8.944cm" svg:y1="28.086cm" svg:x2="11.442cm" svg:y2="29.579cm" draw:start-shape="id2" draw:start-glue-point="7" draw:end-shape="id3" draw:end-glue-point="4" svg:d="M8944 28086h2498v1493" svg:viewBox="0 0 2499 1494">
            <text:p/>
          </draw:connector>
          <draw:connector draw:style-name="gr5" draw:text-style-name="P5" draw:layer="layout" svg:x1="5.945cm" svg:y1="30.087cm" svg:x2="6.939cm" svg:y2="31.581cm" draw:start-shape="id4" draw:start-glue-point="7" draw:end-shape="id5" draw:end-glue-point="4" svg:d="M5945 30087h994v1494" svg:viewBox="0 0 995 1495">
            <text:p/>
          </draw:connector>
          <draw:connector draw:style-name="gr5" draw:text-style-name="P5" draw:layer="layout" svg:x1="7.447cm" svg:y1="32.089cm" svg:x2="7.948cm" svg:y2="33.719cm" draw:start-shape="id5" draw:start-glue-point="7" draw:end-shape="id6" draw:end-glue-point="0" svg:d="M7447 32089h502v1044h-1v586" svg:viewBox="0 0 503 1631">
            <text:p/>
          </draw:connector>
          <draw:connector draw:style-name="gr6" draw:text-style-name="P5" draw:layer="layout" svg:x1="6.431cm" svg:y1="32.089cm" svg:x2="5.932cm" svg:y2="33.719cm" draw:start-shape="id5" draw:start-glue-point="5" draw:end-shape="id7" draw:end-glue-point="0" svg:d="M6431 32089h-501v1044h2v586" svg:viewBox="0 0 502 1631">
            <text:p/>
          </draw:connector>
          <draw:connector draw:style-name="gr5" draw:text-style-name="P5" draw:layer="layout" svg:x1="4.446cm" svg:y1="32.088cm" svg:x2="4.949cm" svg:y2="33.719cm" draw:start-shape="id8" draw:start-glue-point="7" draw:end-shape="id9" draw:end-glue-point="0" svg:d="M4446 32088h503v1631" svg:viewBox="0 0 504 1632">
            <text:p/>
          </draw:connector>
          <draw:connector draw:style-name="gr6" draw:text-style-name="P5" draw:layer="layout" svg:x1="3.43cm" svg:y1="32.088cm" svg:x2="2.933cm" svg:y2="33.719cm" draw:start-shape="id8" draw:start-glue-point="5" draw:end-shape="id10" draw:end-glue-point="0" svg:d="M3430 32088h-501v1044h4v587" svg:viewBox="0 0 502 1632">
            <text:p/>
          </draw:connector>
          <draw:connector draw:style-name="gr6" draw:text-style-name="P5" draw:layer="layout" svg:x1="4.929cm" svg:y1="30.087cm" svg:x2="3.938cm" svg:y2="31.58cm" draw:start-shape="id4" draw:start-glue-point="5" draw:end-shape="id8" draw:end-glue-point="4" svg:d="M4929 30087h-991v1493" svg:viewBox="0 0 992 1494">
            <text:p/>
          </draw:connector>
          <draw:connector draw:style-name="gr6" draw:text-style-name="P5" draw:layer="layout" svg:x1="7.928cm" svg:y1="28.086cm" svg:x2="5.437cm" svg:y2="29.579cm" draw:start-shape="id2" draw:start-glue-point="5" draw:end-shape="id4" draw:end-glue-point="4" svg:d="M7928 28086h-2491v1493" svg:viewBox="0 0 2492 1494">
            <text:p/>
          </draw:connector>
          <draw:connector draw:style-name="gr8" draw:text-style-name="P5" draw:layer="layout" draw:type="line" svg:x1="14.452cm" svg:y1="22.46cm" svg:x2="14.444cm" svg:y2="25.598cm" draw:end-shape="id1" draw:end-glue-point="4" svg:d="M14452 22460l-8 3138" svg:viewBox="0 0 9 3139">
            <text:p/>
          </draw:connector>
          <draw:connector draw:style-name="gr5" draw:text-style-name="P5" draw:layer="layout" svg:x1="14.952cm" svg:y1="26.106cm" svg:x2="20.442cm" svg:y2="27.578cm" draw:start-shape="id1" draw:start-glue-point="7" draw:end-shape="id11" draw:end-glue-point="4" svg:d="M14952 26106h5490v1472" svg:viewBox="0 0 5491 1473">
            <text:p/>
          </draw:connector>
          <draw:custom-shape draw:style-name="gr9" draw:text-style-name="P7" draw:layer="layout" svg:width="1.797cm" svg:height="1.799cm" svg:x="13.553cm" svg:y="20.66cm">
            <text:p text:style-name="P1"><text:span text:style-name="T1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1" draw:id="id1" draw:layer="layout" svg:width="1.016cm" svg:height="1.016cm" svg:x="13.936cm" svg:y="25.59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2" draw:id="id2" draw:layer="layout" svg:width="1.016cm" svg:height="1.016cm" svg:x="7.928cm" svg:y="27.57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4" draw:id="id4" draw:layer="layout" svg:width="1.016cm" svg:height="1.016cm" svg:x="4.929cm" svg:y="29.57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8" draw:id="id8" draw:layer="layout" svg:width="1.016cm" svg:height="1.016cm" svg:x="3.43cm" svg:y="31.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5" draw:id="id5" draw:layer="layout" svg:width="1.016cm" svg:height="1.016cm" svg:x="6.431cm" svg:y="31.58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5" draw:text-style-name="P5" draw:layer="layout" svg:x1="11.95cm" svg:y1="30.087cm" svg:x2="12.944cm" svg:y2="31.581cm" draw:start-shape="id3" draw:start-glue-point="7" draw:end-shape="id12" draw:end-glue-point="4" svg:d="M11950 30087h994v1494" svg:viewBox="0 0 995 1495">
            <text:p/>
          </draw:connector>
          <draw:connector draw:style-name="gr5" draw:text-style-name="P5" draw:layer="layout" svg:x1="13.452cm" svg:y1="32.089cm" svg:x2="13.953cm" svg:y2="33.719cm" draw:start-shape="id12" draw:start-glue-point="7" svg:d="M13452 32089h502v1630h-1" svg:viewBox="0 0 503 1631">
            <text:p/>
          </draw:connector>
          <draw:connector draw:style-name="gr6" draw:text-style-name="P5" draw:layer="layout" svg:x1="12.436cm" svg:y1="32.089cm" svg:x2="11.937cm" svg:y2="33.719cm" draw:start-shape="id12" draw:start-glue-point="5" svg:d="M12436 32089h-501v1630h2" svg:viewBox="0 0 502 1631">
            <text:p/>
          </draw:connector>
          <draw:connector draw:style-name="gr5" draw:text-style-name="P5" draw:layer="layout" svg:x1="10.451cm" svg:y1="32.088cm" svg:x2="10.954cm" svg:y2="33.719cm" draw:start-shape="id13" draw:start-glue-point="7" svg:d="M10451 32088h503v1631" svg:viewBox="0 0 504 1632">
            <text:p/>
          </draw:connector>
          <draw:connector draw:style-name="gr6" draw:text-style-name="P5" draw:layer="layout" svg:x1="9.435cm" svg:y1="32.088cm" svg:x2="8.938cm" svg:y2="33.719cm" draw:start-shape="id13" draw:start-glue-point="5" svg:d="M9435 32088h-501v1631h4" svg:viewBox="0 0 502 1632">
            <text:p/>
          </draw:connector>
          <draw:connector draw:style-name="gr6" draw:text-style-name="P5" draw:layer="layout" svg:x1="10.934cm" svg:y1="30.087cm" svg:x2="9.943cm" svg:y2="31.58cm" draw:start-shape="id3" draw:start-glue-point="5" draw:end-shape="id13" draw:end-glue-point="4" svg:d="M10934 30087h-991v1493" svg:viewBox="0 0 992 1494">
            <text:p/>
          </draw:connector>
          <draw:custom-shape draw:style-name="gr10" draw:text-style-name="P8" xml:id="id3" draw:id="id3" draw:layer="layout" svg:width="1.016cm" svg:height="1.016cm" svg:x="10.934cm" svg:y="29.57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3" draw:id="id13" draw:layer="layout" svg:width="1.016cm" svg:height="1.016cm" svg:x="9.435cm" svg:y="31.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2" draw:id="id12" draw:layer="layout" svg:width="1.016cm" svg:height="1.016cm" svg:x="12.436cm" svg:y="31.58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5" draw:text-style-name="P5" draw:layer="layout" svg:x1="20.95cm" svg:y1="28.086cm" svg:x2="23.448cm" svg:y2="29.579cm" draw:start-shape="id11" draw:start-glue-point="7" draw:end-shape="id14" draw:end-glue-point="4" svg:d="M20950 28086h2498v1493" svg:viewBox="0 0 2499 1494">
            <text:p/>
          </draw:connector>
          <draw:connector draw:style-name="gr5" draw:text-style-name="P5" draw:layer="layout" svg:x1="17.951cm" svg:y1="30.087cm" svg:x2="18.945cm" svg:y2="31.581cm" draw:start-shape="id15" draw:start-glue-point="7" draw:end-shape="id16" draw:end-glue-point="4" svg:d="M17951 30087h994v1494" svg:viewBox="0 0 995 1495">
            <text:p/>
          </draw:connector>
          <draw:connector draw:style-name="gr5" draw:text-style-name="P5" draw:layer="layout" svg:x1="19.453cm" svg:y1="32.089cm" svg:x2="19.954cm" svg:y2="33.719cm" draw:start-shape="id16" draw:start-glue-point="7" svg:d="M19453 32089h502v1630h-1" svg:viewBox="0 0 503 1631">
            <text:p/>
          </draw:connector>
          <draw:connector draw:style-name="gr6" draw:text-style-name="P5" draw:layer="layout" svg:x1="18.437cm" svg:y1="32.089cm" svg:x2="17.938cm" svg:y2="33.719cm" draw:start-shape="id16" draw:start-glue-point="5" svg:d="M18437 32089h-501v1630h2" svg:viewBox="0 0 502 1631">
            <text:p/>
          </draw:connector>
          <draw:connector draw:style-name="gr5" draw:text-style-name="P5" draw:layer="layout" svg:x1="16.452cm" svg:y1="32.088cm" svg:x2="16.955cm" svg:y2="33.719cm" draw:start-shape="id17" draw:start-glue-point="7" svg:d="M16452 32088h503v1631" svg:viewBox="0 0 504 1632">
            <text:p/>
          </draw:connector>
          <draw:connector draw:style-name="gr6" draw:text-style-name="P5" draw:layer="layout" svg:x1="15.436cm" svg:y1="32.088cm" svg:x2="14.939cm" svg:y2="33.719cm" draw:start-shape="id17" draw:start-glue-point="5" svg:d="M15436 32088h-501v1631h4" svg:viewBox="0 0 502 1632">
            <text:p/>
          </draw:connector>
          <draw:connector draw:style-name="gr6" draw:text-style-name="P5" draw:layer="layout" svg:x1="16.935cm" svg:y1="30.087cm" svg:x2="15.944cm" svg:y2="31.58cm" draw:start-shape="id15" draw:start-glue-point="5" draw:end-shape="id17" draw:end-glue-point="4" svg:d="M16935 30087h-991v1493" svg:viewBox="0 0 992 1494">
            <text:p/>
          </draw:connector>
          <draw:connector draw:style-name="gr6" draw:text-style-name="P5" draw:layer="layout" svg:x1="19.934cm" svg:y1="28.086cm" svg:x2="17.443cm" svg:y2="29.579cm" draw:start-shape="id11" draw:start-glue-point="5" draw:end-shape="id15" draw:end-glue-point="4" svg:d="M19934 28086h-2491v1493" svg:viewBox="0 0 2492 1494">
            <text:p/>
          </draw:connector>
          <draw:custom-shape draw:style-name="gr10" draw:text-style-name="P8" xml:id="id11" draw:id="id11" draw:layer="layout" svg:width="1.016cm" svg:height="1.016cm" svg:x="19.934cm" svg:y="27.57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5" draw:id="id15" draw:layer="layout" svg:width="1.016cm" svg:height="1.016cm" svg:x="16.935cm" svg:y="29.57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7" draw:id="id17" draw:layer="layout" svg:width="1.016cm" svg:height="1.016cm" svg:x="15.436cm" svg:y="31.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6" draw:id="id16" draw:layer="layout" svg:width="1.016cm" svg:height="1.016cm" svg:x="18.437cm" svg:y="31.58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5" draw:text-style-name="P5" draw:layer="layout" svg:x1="23.956cm" svg:y1="30.087cm" svg:x2="24.95cm" svg:y2="31.581cm" draw:start-shape="id14" draw:start-glue-point="7" draw:end-shape="id18" draw:end-glue-point="4" svg:d="M23956 30087h994v1494" svg:viewBox="0 0 995 1495">
            <text:p/>
          </draw:connector>
          <draw:connector draw:style-name="gr5" draw:text-style-name="P5" draw:layer="layout" svg:x1="25.458cm" svg:y1="32.089cm" svg:x2="25.959cm" svg:y2="33.719cm" draw:start-shape="id18" draw:start-glue-point="7" svg:d="M25458 32089h502v1630h-1" svg:viewBox="0 0 503 1631">
            <text:p/>
          </draw:connector>
          <draw:connector draw:style-name="gr6" draw:text-style-name="P5" draw:layer="layout" svg:x1="24.442cm" svg:y1="32.089cm" svg:x2="23.943cm" svg:y2="33.719cm" draw:start-shape="id18" draw:start-glue-point="5" svg:d="M24442 32089h-501v1630h2" svg:viewBox="0 0 502 1631">
            <text:p/>
          </draw:connector>
          <draw:connector draw:style-name="gr5" draw:text-style-name="P5" draw:layer="layout" svg:x1="22.457cm" svg:y1="32.088cm" svg:x2="22.96cm" svg:y2="33.719cm" draw:start-shape="id19" draw:start-glue-point="7" svg:d="M22457 32088h503v1631" svg:viewBox="0 0 504 1632">
            <text:p/>
          </draw:connector>
          <draw:connector draw:style-name="gr6" draw:text-style-name="P5" draw:layer="layout" svg:x1="21.441cm" svg:y1="32.088cm" svg:x2="20.944cm" svg:y2="33.719cm" draw:start-shape="id19" draw:start-glue-point="5" svg:d="M21441 32088h-501v1631h4" svg:viewBox="0 0 502 1632">
            <text:p/>
          </draw:connector>
          <draw:connector draw:style-name="gr6" draw:text-style-name="P5" draw:layer="layout" svg:x1="22.94cm" svg:y1="30.087cm" svg:x2="21.949cm" svg:y2="31.58cm" draw:start-shape="id14" draw:start-glue-point="5" draw:end-shape="id19" draw:end-glue-point="4" svg:d="M22940 30087h-991v1493" svg:viewBox="0 0 992 1494">
            <text:p/>
          </draw:connector>
          <draw:custom-shape draw:style-name="gr10" draw:text-style-name="P8" xml:id="id14" draw:id="id14" draw:layer="layout" svg:width="1.016cm" svg:height="1.016cm" svg:x="22.94cm" svg:y="29.57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9" draw:id="id19" draw:layer="layout" svg:width="1.016cm" svg:height="1.016cm" svg:x="21.441cm" svg:y="31.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" draw:text-style-name="P8" xml:id="id18" draw:id="id18" draw:layer="layout" svg:width="1.016cm" svg:height="1.016cm" svg:x="24.442cm" svg:y="31.58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frame draw:style-name="gr11" draw:text-style-name="P9" draw:layer="layout" svg:width="25.191cm" svg:height="3.507cm" svg:x="9.3cm" svg:y="13.8cm" presentation:class="title">
          <draw:text-box>
            <text:p><text:span text:style-name="T2">S</text:span><text:span text:style-name="T2">h</text:span><text:span text:style-name="T2">a</text:span><text:span text:style-name="T2">n</text:span><text:span text:style-name="T2">o</text:span><text:span text:style-name="T2">n</text:span><text:span text:style-name="T2">’</text:span><text:span text:style-name="T2">s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T</text:span><text:span text:style-name="T2">r</text:span><text:span text:style-name="T2">e</text:span><text:span text:style-name="T2">e</text:span></text:p>
          </draw:text-box>
        </draw:frame>
        <draw:g>
          <draw:custom-shape draw:style-name="gr4" draw:text-style-name="P4" xml:id="id33" draw:id="id33" draw:layer="layout" svg:width="0.762cm" svg:height="0.762cm" svg:x="58.765cm" svg:y="31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32" draw:id="id32" draw:layer="layout" svg:width="0.762cm" svg:height="0.762cm" svg:x="60.764cm" svg:y="31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27" draw:id="id27" draw:layer="layout" svg:width="0.762cm" svg:height="0.762cm" svg:x="62.963cm" svg:y="31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25" draw:id="id25" draw:layer="layout" svg:width="0.762cm" svg:height="0.762cm" svg:x="64.963cm" svg:y="31.92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62.758cm" svg:y1="24.114cm" svg:x2="64.352cm" svg:y2="25.608cm" draw:start-shape="id20" draw:start-glue-point="7" draw:end-shape="id21" draw:end-glue-point="4" svg:d="M62758 24114h1594v1494" svg:viewBox="0 0 1595 1495">
            <text:p/>
          </draw:connector>
          <draw:connector draw:style-name="gr6" draw:text-style-name="P5" draw:layer="layout" svg:x1="61.742cm" svg:y1="24.114cm" svg:x2="60.151cm" svg:y2="25.607cm" draw:start-shape="id20" draw:start-glue-point="5" draw:end-shape="id22" draw:end-glue-point="4" svg:d="M61742 24114h-1591v1493" svg:viewBox="0 0 1592 1494">
            <text:p/>
          </draw:connector>
          <draw:connector draw:style-name="gr5" draw:text-style-name="P5" draw:layer="layout" svg:x1="64.86cm" svg:y1="26.116cm" svg:x2="65.354cm" svg:y2="27.61cm" draw:start-shape="id21" draw:start-glue-point="7" draw:end-shape="id23" draw:end-glue-point="4" svg:d="M64860 26116h494v1494" svg:viewBox="0 0 495 1495">
            <text:p/>
          </draw:connector>
          <draw:connector draw:style-name="gr5" draw:text-style-name="P5" draw:layer="layout" draw:line-skew="-0.14cm" svg:x1="65.863cm" svg:y1="30.319cm" svg:x2="65.725cm" svg:y2="32.302cm" draw:start-shape="id24" draw:start-glue-point="7" draw:end-shape="id25" draw:end-glue-point="1" svg:d="M65863 30319h362v1983h-500" svg:viewBox="0 0 501 1984">
            <text:p/>
          </draw:connector>
          <draw:connector draw:style-name="gr6" draw:text-style-name="P5" draw:layer="layout" draw:line-skew="0.101cm" svg:x1="64.847cm" svg:y1="30.319cm" svg:x2="64.963cm" svg:y2="32.302cm" draw:start-shape="id24" draw:start-glue-point="5" draw:end-shape="id25" draw:end-glue-point="3" svg:d="M64847 30319h-400v1983h516" svg:viewBox="0 0 517 1984">
            <text:p/>
          </draw:connector>
          <draw:connector draw:style-name="gr5" draw:text-style-name="P5" draw:layer="layout" draw:line-skew="-0.171cm" svg:x1="63.862cm" svg:y1="30.318cm" svg:x2="63.725cm" svg:y2="32.302cm" draw:start-shape="id26" draw:start-glue-point="7" draw:end-shape="id27" draw:end-glue-point="1" svg:d="M63862 30318h331v1984h-468" svg:viewBox="0 0 469 1985">
            <text:p/>
          </draw:connector>
          <draw:connector draw:style-name="gr6" draw:text-style-name="P5" draw:layer="layout" draw:line-skew="0.07cm" svg:x1="62.846cm" svg:y1="30.318cm" svg:x2="62.963cm" svg:y2="32.302cm" draw:start-shape="id26" draw:start-glue-point="5" draw:end-shape="id27" draw:end-glue-point="3" svg:d="M62846 30318h-431v1984h548" svg:viewBox="0 0 549 1985">
            <text:p/>
          </draw:connector>
          <draw:connector draw:style-name="gr6" draw:text-style-name="P5" draw:layer="layout" svg:x1="63.844cm" svg:y1="26.116cm" svg:x2="63.353cm" svg:y2="27.609cm" draw:start-shape="id21" draw:start-glue-point="5" draw:end-shape="id28" draw:end-glue-point="4" svg:d="M63844 26116h-491v1493" svg:viewBox="0 0 492 1494">
            <text:p/>
          </draw:connector>
          <draw:connector draw:style-name="gr5" draw:text-style-name="P5" draw:layer="layout" svg:x1="60.659cm" svg:y1="26.115cm" svg:x2="61.153cm" svg:y2="27.609cm" draw:start-shape="id22" draw:start-glue-point="7" draw:end-shape="id29" draw:end-glue-point="4" svg:d="M60659 26115h494v1494" svg:viewBox="0 0 495 1495">
            <text:p/>
          </draw:connector>
          <draw:connector draw:style-name="gr6" draw:text-style-name="P5" draw:layer="layout" svg:x1="59.643cm" svg:y1="26.115cm" svg:x2="59.152cm" svg:y2="27.608cm" draw:start-shape="id22" draw:start-glue-point="5" draw:end-shape="id30" draw:end-glue-point="4" svg:d="M59643 26115h-491v1493" svg:viewBox="0 0 492 1494">
            <text:p/>
          </draw:connector>
          <draw:connector draw:style-name="gr12" draw:text-style-name="P5" draw:layer="layout" draw:type="line" svg:x1="62.253cm" svg:y1="20.463cm" svg:x2="62.25cm" svg:y2="23.606cm" draw:end-shape="id20" draw:end-glue-point="4" svg:d="M62253 20463l-3 3143" svg:viewBox="0 0 4 3144">
            <text:p/>
          </draw:connector>
          <draw:connector draw:style-name="gr5" draw:text-style-name="P5" draw:layer="layout" draw:type="line" svg:x1="61.154cm" svg:y1="30.826cm" svg:x2="61.145cm" svg:y2="31.921cm" draw:start-shape="id31" draw:start-glue-point="6" draw:end-shape="id32" svg:d="M61154 30826l-9 1095" svg:viewBox="0 0 10 1096">
            <text:p/>
          </draw:connector>
          <draw:connector draw:style-name="gr6" draw:text-style-name="P5" draw:layer="layout" draw:type="line" svg:x1="60.646cm" svg:y1="30.318cm" svg:x2="59.146cm" svg:y2="31.921cm" draw:start-shape="id31" draw:start-glue-point="5" draw:end-shape="id33" draw:end-glue-point="0" svg:d="M60646 30318l-1500 1603" svg:viewBox="0 0 1501 1604">
            <text:p/>
          </draw:connector>
          <draw:connector draw:style-name="gr6" draw:text-style-name="P5" draw:layer="layout" draw:type="line" svg:x1="59.661cm" svg:y1="30.317cm" svg:x2="61.145cm" svg:y2="31.921cm" draw:start-shape="id34" draw:start-glue-point="7" draw:end-shape="id32" draw:end-glue-point="0" svg:d="M59661 30317l1484 1604" svg:viewBox="0 0 1485 1605">
            <text:p/>
          </draw:connector>
          <draw:connector draw:style-name="gr5" draw:text-style-name="P5" draw:layer="layout" draw:type="line" svg:x1="59.153cm" svg:y1="30.825cm" svg:x2="59.146cm" svg:y2="31.921cm" draw:start-shape="id34" draw:start-glue-point="6" draw:end-shape="id33" draw:end-glue-point="0" svg:d="M59153 30825l-7 1096" svg:viewBox="0 0 8 1097">
            <text:p/>
          </draw:connector>
          <draw:connector draw:style-name="gr5" draw:text-style-name="P5" draw:layer="layout" draw:type="line" svg:x1="65.354cm" svg:y1="28.626cm" svg:x2="65.355cm" svg:y2="29.811cm" draw:start-shape="id23" draw:start-glue-point="6" draw:end-shape="id24" draw:end-glue-point="4" svg:d="M65354 28626l1 1185" svg:viewBox="0 0 2 1186">
            <text:p/>
          </draw:connector>
          <draw:connector draw:style-name="gr6" draw:text-style-name="P5" draw:layer="layout" draw:type="line" svg:x1="64.846cm" svg:y1="28.118cm" svg:x2="63.354cm" svg:y2="29.81cm" draw:start-shape="id23" draw:start-glue-point="5" draw:end-shape="id26" draw:end-glue-point="4" svg:d="M64846 28118l-1492 1692" svg:viewBox="0 0 1493 1693">
            <text:p/>
          </draw:connector>
          <draw:connector draw:style-name="gr5" draw:text-style-name="P5" draw:layer="layout" draw:type="line" svg:x1="63.353cm" svg:y1="28.625cm" svg:x2="63.354cm" svg:y2="29.81cm" draw:start-shape="id28" draw:start-glue-point="6" draw:end-shape="id26" draw:end-glue-point="4" svg:d="M63353 28625l1 1185" svg:viewBox="0 0 2 1186">
            <text:p/>
          </draw:connector>
          <draw:connector draw:style-name="gr6" draw:text-style-name="P5" draw:layer="layout" draw:type="line" svg:x1="63.861cm" svg:y1="28.117cm" svg:x2="65.355cm" svg:y2="29.811cm" draw:start-shape="id28" draw:start-glue-point="7" draw:end-shape="id24" draw:end-glue-point="4" svg:d="M63861 28117l1494 1694" svg:viewBox="0 0 1495 1695">
            <text:p/>
          </draw:connector>
          <draw:connector draw:style-name="gr5" draw:text-style-name="P5" draw:layer="layout" draw:type="line" svg:x1="61.153cm" svg:y1="28.625cm" svg:x2="61.154cm" svg:y2="29.81cm" draw:start-shape="id29" draw:start-glue-point="6" draw:end-shape="id31" draw:end-glue-point="4" svg:d="M61153 28625l1 1185" svg:viewBox="0 0 2 1186">
            <text:p/>
          </draw:connector>
          <draw:connector draw:style-name="gr6" draw:text-style-name="P5" draw:layer="layout" draw:type="line" svg:x1="60.645cm" svg:y1="28.117cm" svg:x2="59.153cm" svg:y2="29.809cm" draw:start-shape="id29" draw:start-glue-point="5" draw:end-shape="id34" draw:end-glue-point="4" svg:d="M60645 28117l-1492 1692" svg:viewBox="0 0 1493 1693">
            <text:p/>
          </draw:connector>
          <draw:connector draw:style-name="gr5" draw:text-style-name="P5" draw:layer="layout" draw:type="line" svg:x1="59.152cm" svg:y1="28.624cm" svg:x2="59.153cm" svg:y2="29.809cm" draw:start-shape="id30" draw:start-glue-point="6" draw:end-shape="id34" draw:end-glue-point="4" svg:d="M59152 28624l1 1185" svg:viewBox="0 0 2 1186">
            <text:p/>
          </draw:connector>
          <draw:connector draw:style-name="gr6" draw:text-style-name="P5" draw:layer="layout" draw:type="line" svg:x1="59.66cm" svg:y1="28.116cm" svg:x2="61.154cm" svg:y2="29.81cm" draw:start-shape="id30" draw:start-glue-point="7" draw:end-shape="id31" draw:end-glue-point="4" svg:d="M59660 28116l1494 1694" svg:viewBox="0 0 1495 1695">
            <text:p/>
          </draw:connector>
          <draw:custom-shape draw:style-name="gr9" draw:text-style-name="P7" draw:layer="layout" svg:width="1.797cm" svg:height="1.799cm" svg:x="61.352cm" svg:y="18.638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20" draw:id="id20" draw:layer="layout" svg:width="1.016cm" svg:height="1.016cm" svg:x="61.742cm" svg:y="23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2" draw:id="id22" draw:layer="layout" svg:width="1.016cm" svg:height="1.016cm" svg:x="59.643cm" svg:y="25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1" draw:id="id21" draw:layer="layout" svg:width="1.016cm" svg:height="1.016cm" svg:x="63.844cm" svg:y="25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30" draw:id="id30" draw:layer="layout" svg:width="1.016cm" svg:height="1.016cm" svg:x="58.644cm" svg:y="27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8" draw:id="id28" draw:layer="layout" svg:width="1.016cm" svg:height="1.016cm" svg:x="62.845cm" svg:y="27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9" draw:id="id29" draw:layer="layout" svg:width="1.016cm" svg:height="1.016cm" svg:x="60.645cm" svg:y="27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3" draw:id="id23" draw:layer="layout" svg:width="1.016cm" svg:height="1.016cm" svg:x="64.846cm" svg:y="27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34" draw:id="id34" draw:layer="layout" svg:width="1.016cm" svg:height="1.016cm" svg:x="58.645cm" svg:y="29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6" draw:id="id26" draw:layer="layout" svg:width="1.016cm" svg:height="1.016cm" svg:x="62.846cm" svg:y="29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31" draw:id="id31" draw:layer="layout" svg:width="1.016cm" svg:height="1.016cm" svg:x="60.646cm" svg:y="29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24" draw:id="id24" draw:layer="layout" svg:width="1.016cm" svg:height="1.016cm" svg:x="64.847cm" svg:y="29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3" draw:text-style-name="P10" draw:layer="layout" svg:width="15.494cm" svg:height="0.762cm" svg:x="60.715cm" svg:y="33.341cm">
          <text:p text:style-name="P1">For aesthetic reasons, we do not merge all terminals 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5.191cm" svg:height="3.507cm" svg:x="50.1cm" svg:y="13.8cm" presentation:class="title">
          <draw:text-box>
            <text:p><text:span text:style-name="T2">S</text:span><text:span text:style-name="T2">h</text:span><text:span text:style-name="T2">a</text:span><text:span text:style-name="T2">n</text:span><text:span text:style-name="T2">n</text:span><text:span text:style-name="T2">o</text:span><text:span text:style-name="T2">n</text:span><text:span text:style-name="T2">’</text:span><text:span text:style-name="T2">s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<text:line-break/></text:span><text:span text:style-name="T2">(</text:span><text:span text:style-name="T2">W</text:span><text:span text:style-name="T2">e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d</text:span><text:span text:style-name="T2"> </text:span><text:span text:style-name="T2">i</text:span><text:span text:style-name="T2">s</text:span><text:span text:style-name="T2">o</text:span><text:span text:style-name="T2">m</text:span><text:span text:style-name="T2">o</text:span><text:span text:style-name="T2">r</text:span><text:span text:style-name="T2">p</text:span><text:span text:style-name="T2">h</text:span><text:span text:style-name="T2">i</text:span><text:span text:style-name="T2">c</text:span><text:span text:style-name="T2"> </text:span><text:span text:style-name="T2">s</text:span><text:span text:style-name="T2">u</text:span><text:span text:style-name="T2">b</text:span><text:span text:style-name="T2">-</text:span><text:span text:style-name="T2">t</text:span><text:span text:style-name="T2">r</text:span><text:span text:style-name="T2">e</text:span><text:span text:style-name="T2">e</text:span><text:span text:style-name="T2">s</text:span><text:span text:style-name="T2">)</text:span></text:p>
          </draw:text-box>
        </draw:frame>
        <draw:g>
          <draw:custom-shape draw:style-name="gr4" draw:text-style-name="P4" xml:id="id48" draw:id="id48" draw:layer="layout" svg:width="0.762cm" svg:height="0.762cm" svg:x="3.666cm" svg:y="54.2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47" draw:id="id47" draw:layer="layout" svg:width="0.762cm" svg:height="0.762cm" svg:x="5.665cm" svg:y="54.2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42" draw:id="id42" draw:layer="layout" svg:width="0.762cm" svg:height="0.762cm" svg:x="7.864cm" svg:y="54.2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40" draw:id="id40" draw:layer="layout" svg:width="0.762cm" svg:height="0.762cm" svg:x="9.864cm" svg:y="54.238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7.659cm" svg:y1="46.431cm" svg:x2="9.253cm" svg:y2="47.925cm" draw:start-shape="id35" draw:start-glue-point="7" draw:end-shape="id36" draw:end-glue-point="4" svg:d="M7659 46431h1594v1494" svg:viewBox="0 0 1595 1495">
            <text:p/>
          </draw:connector>
          <draw:connector draw:style-name="gr6" draw:text-style-name="P5" draw:layer="layout" svg:x1="6.643cm" svg:y1="46.431cm" svg:x2="5.052cm" svg:y2="47.924cm" draw:start-shape="id35" draw:start-glue-point="5" draw:end-shape="id37" draw:end-glue-point="4" svg:d="M6643 46431h-1591v1493" svg:viewBox="0 0 1592 1494">
            <text:p/>
          </draw:connector>
          <draw:connector draw:style-name="gr5" draw:text-style-name="P5" draw:layer="layout" svg:x1="9.761cm" svg:y1="48.433cm" svg:x2="10.255cm" svg:y2="49.927cm" draw:start-shape="id36" draw:start-glue-point="7" draw:end-shape="id38" draw:end-glue-point="4" svg:d="M9761 48433h494v1494" svg:viewBox="0 0 495 1495">
            <text:p/>
          </draw:connector>
          <draw:connector draw:style-name="gr5" draw:text-style-name="P5" draw:layer="layout" draw:line-skew="-0.14cm" svg:x1="10.764cm" svg:y1="52.636cm" svg:x2="10.626cm" svg:y2="54.619cm" draw:start-shape="id39" draw:start-glue-point="7" draw:end-shape="id40" draw:end-glue-point="1" svg:d="M10764 52636h362v1983h-500" svg:viewBox="0 0 501 1984">
            <text:p/>
          </draw:connector>
          <draw:connector draw:style-name="gr6" draw:text-style-name="P5" draw:layer="layout" draw:line-skew="0.101cm" svg:x1="9.748cm" svg:y1="52.636cm" svg:x2="9.864cm" svg:y2="54.619cm" draw:start-shape="id39" draw:start-glue-point="5" draw:end-shape="id40" draw:end-glue-point="3" svg:d="M9748 52636h-400v1983h516" svg:viewBox="0 0 517 1984">
            <text:p/>
          </draw:connector>
          <draw:connector draw:style-name="gr5" draw:text-style-name="P5" draw:layer="layout" draw:line-skew="-0.171cm" svg:x1="8.763cm" svg:y1="52.635cm" svg:x2="8.626cm" svg:y2="54.619cm" draw:start-shape="id41" draw:start-glue-point="7" draw:end-shape="id42" draw:end-glue-point="1" svg:d="M8763 52635h331v1984h-468" svg:viewBox="0 0 469 1985">
            <text:p/>
          </draw:connector>
          <draw:connector draw:style-name="gr6" draw:text-style-name="P5" draw:layer="layout" draw:line-skew="0.07cm" svg:x1="7.747cm" svg:y1="52.635cm" svg:x2="7.864cm" svg:y2="54.619cm" draw:start-shape="id41" draw:start-glue-point="5" draw:end-shape="id42" draw:end-glue-point="3" svg:d="M7747 52635h-431v1984h548" svg:viewBox="0 0 549 1985">
            <text:p/>
          </draw:connector>
          <draw:connector draw:style-name="gr6" draw:text-style-name="P5" draw:layer="layout" svg:x1="8.745cm" svg:y1="48.433cm" svg:x2="8.254cm" svg:y2="49.926cm" draw:start-shape="id36" draw:start-glue-point="5" draw:end-shape="id43" draw:end-glue-point="4" svg:d="M8745 48433h-491v1493" svg:viewBox="0 0 492 1494">
            <text:p/>
          </draw:connector>
          <draw:connector draw:style-name="gr5" draw:text-style-name="P5" draw:layer="layout" svg:x1="5.56cm" svg:y1="48.432cm" svg:x2="6.054cm" svg:y2="49.926cm" draw:start-shape="id37" draw:start-glue-point="7" draw:end-shape="id44" draw:end-glue-point="4" svg:d="M5560 48432h494v1494" svg:viewBox="0 0 495 1495">
            <text:p/>
          </draw:connector>
          <draw:connector draw:style-name="gr6" draw:text-style-name="P5" draw:layer="layout" svg:x1="4.544cm" svg:y1="48.432cm" svg:x2="4.053cm" svg:y2="49.925cm" draw:start-shape="id37" draw:start-glue-point="5" draw:end-shape="id45" draw:end-glue-point="4" svg:d="M4544 48432h-491v1493" svg:viewBox="0 0 492 1494">
            <text:p/>
          </draw:connector>
          <draw:connector draw:style-name="gr12" draw:text-style-name="P5" draw:layer="layout" draw:type="line" svg:x1="7.154cm" svg:y1="42.78cm" svg:x2="7.151cm" svg:y2="45.923cm" draw:end-shape="id35" draw:end-glue-point="4" svg:d="M7154 42780l-3 3143" svg:viewBox="0 0 4 3144">
            <text:p/>
          </draw:connector>
          <draw:connector draw:style-name="gr5" draw:text-style-name="P5" draw:layer="layout" draw:type="line" svg:x1="6.055cm" svg:y1="53.143cm" svg:x2="6.046cm" svg:y2="54.238cm" draw:start-shape="id46" draw:start-glue-point="6" draw:end-shape="id47" svg:d="M6055 53143l-9 1095" svg:viewBox="0 0 10 1096">
            <text:p/>
          </draw:connector>
          <draw:connector draw:style-name="gr6" draw:text-style-name="P5" draw:layer="layout" draw:type="line" svg:x1="5.547cm" svg:y1="52.635cm" svg:x2="4.047cm" svg:y2="54.238cm" draw:start-shape="id46" draw:start-glue-point="5" draw:end-shape="id48" draw:end-glue-point="0" svg:d="M5547 52635l-1500 1603" svg:viewBox="0 0 1501 1604">
            <text:p/>
          </draw:connector>
          <draw:connector draw:style-name="gr6" draw:text-style-name="P5" draw:layer="layout" draw:type="line" svg:x1="4.562cm" svg:y1="52.634cm" svg:x2="6.046cm" svg:y2="54.238cm" draw:start-shape="id49" draw:start-glue-point="7" draw:end-shape="id47" draw:end-glue-point="0" svg:d="M4562 52634l1484 1604" svg:viewBox="0 0 1485 1605">
            <text:p/>
          </draw:connector>
          <draw:connector draw:style-name="gr5" draw:text-style-name="P5" draw:layer="layout" draw:type="line" svg:x1="4.054cm" svg:y1="53.142cm" svg:x2="4.047cm" svg:y2="54.238cm" draw:start-shape="id49" draw:start-glue-point="6" draw:end-shape="id48" draw:end-glue-point="0" svg:d="M4054 53142l-7 1096" svg:viewBox="0 0 8 1097">
            <text:p/>
          </draw:connector>
          <draw:connector draw:style-name="gr5" draw:text-style-name="P5" draw:layer="layout" draw:type="line" svg:x1="10.255cm" svg:y1="50.943cm" svg:x2="10.256cm" svg:y2="52.128cm" draw:start-shape="id38" draw:start-glue-point="6" draw:end-shape="id39" draw:end-glue-point="4" svg:d="M10255 50943l1 1185" svg:viewBox="0 0 2 1186">
            <text:p/>
          </draw:connector>
          <draw:connector draw:style-name="gr6" draw:text-style-name="P5" draw:layer="layout" draw:type="line" svg:x1="9.747cm" svg:y1="50.435cm" svg:x2="8.255cm" svg:y2="52.127cm" draw:start-shape="id38" draw:start-glue-point="5" draw:end-shape="id41" draw:end-glue-point="4" svg:d="M9747 50435l-1492 1692" svg:viewBox="0 0 1493 1693">
            <text:p/>
          </draw:connector>
          <draw:connector draw:style-name="gr5" draw:text-style-name="P5" draw:layer="layout" draw:type="line" svg:x1="8.254cm" svg:y1="50.942cm" svg:x2="8.255cm" svg:y2="52.127cm" draw:start-shape="id43" draw:start-glue-point="6" draw:end-shape="id41" draw:end-glue-point="4" svg:d="M8254 50942l1 1185" svg:viewBox="0 0 2 1186">
            <text:p/>
          </draw:connector>
          <draw:connector draw:style-name="gr6" draw:text-style-name="P5" draw:layer="layout" draw:type="line" svg:x1="8.762cm" svg:y1="50.434cm" svg:x2="10.256cm" svg:y2="52.128cm" draw:start-shape="id43" draw:start-glue-point="7" draw:end-shape="id39" draw:end-glue-point="4" svg:d="M8762 50434l1494 1694" svg:viewBox="0 0 1495 1695">
            <text:p/>
          </draw:connector>
          <draw:connector draw:style-name="gr5" draw:text-style-name="P5" draw:layer="layout" draw:type="line" svg:x1="6.054cm" svg:y1="50.942cm" svg:x2="6.055cm" svg:y2="52.127cm" draw:start-shape="id44" draw:start-glue-point="6" draw:end-shape="id46" draw:end-glue-point="4" svg:d="M6054 50942l1 1185" svg:viewBox="0 0 2 1186">
            <text:p/>
          </draw:connector>
          <draw:connector draw:style-name="gr6" draw:text-style-name="P5" draw:layer="layout" draw:type="line" svg:x1="5.546cm" svg:y1="50.434cm" svg:x2="4.054cm" svg:y2="52.126cm" draw:start-shape="id44" draw:start-glue-point="5" draw:end-shape="id49" draw:end-glue-point="4" svg:d="M5546 50434l-1492 1692" svg:viewBox="0 0 1493 1693">
            <text:p/>
          </draw:connector>
          <draw:connector draw:style-name="gr5" draw:text-style-name="P5" draw:layer="layout" draw:type="line" svg:x1="4.053cm" svg:y1="50.941cm" svg:x2="4.054cm" svg:y2="52.126cm" draw:start-shape="id45" draw:start-glue-point="6" draw:end-shape="id49" draw:end-glue-point="4" svg:d="M4053 50941l1 1185" svg:viewBox="0 0 2 1186">
            <text:p/>
          </draw:connector>
          <draw:connector draw:style-name="gr6" draw:text-style-name="P5" draw:layer="layout" draw:type="line" svg:x1="4.561cm" svg:y1="50.433cm" svg:x2="6.055cm" svg:y2="52.127cm" draw:start-shape="id45" draw:start-glue-point="7" draw:end-shape="id46" draw:end-glue-point="4" svg:d="M4561 50433l1494 1694" svg:viewBox="0 0 1495 1695">
            <text:p/>
          </draw:connector>
          <draw:custom-shape draw:style-name="gr9" draw:text-style-name="P7" draw:layer="layout" svg:width="1.797cm" svg:height="1.799cm" svg:x="6.253cm" svg:y="40.955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xml:id="id35" draw:id="id35" draw:layer="layout" svg:width="1.016cm" svg:height="1.016cm" svg:x="6.643cm" svg:y="45.923cm">
            <text:p text:style-name="P1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37" draw:id="id37" draw:layer="layout" svg:width="1.016cm" svg:height="1.016cm" svg:x="4.544cm" svg:y="47.924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36" draw:id="id36" draw:layer="layout" svg:width="1.016cm" svg:height="1.016cm" svg:x="8.745cm" svg:y="47.925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5" draw:id="id45" draw:layer="layout" svg:width="1.016cm" svg:height="1.016cm" svg:x="3.545cm" svg:y="49.925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3" draw:id="id43" draw:layer="layout" svg:width="1.016cm" svg:height="1.016cm" svg:x="7.746cm" svg:y="49.926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4" draw:id="id44" draw:layer="layout" svg:width="1.016cm" svg:height="1.016cm" svg:x="5.546cm" svg:y="49.926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38" draw:id="id38" draw:layer="layout" svg:width="1.016cm" svg:height="1.016cm" svg:x="9.747cm" svg:y="49.927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9" draw:id="id49" draw:layer="layout" svg:width="1.016cm" svg:height="1.016cm" svg:x="3.546cm" svg:y="52.126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1" draw:id="id41" draw:layer="layout" svg:width="1.016cm" svg:height="1.016cm" svg:x="7.747cm" svg:y="52.127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46" draw:id="id46" draw:layer="layout" svg:width="1.016cm" svg:height="1.016cm" svg:x="5.547cm" svg:y="52.127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39" draw:id="id39" draw:layer="layout" svg:width="1.016cm" svg:height="1.016cm" svg:x="9.748cm" svg:y="52.128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" draw:text-style-name="P9" draw:layer="layout" svg:width="25.191cm" svg:height="3.507cm" svg:x="9cm" svg:y="37.12cm" presentation:class="title">
          <draw:text-box>
            <text:p><text:span text:style-name="T2">O</text:span><text:span text:style-name="T2">r</text:span><text:span text:style-name="T2">d</text:span><text:span text:style-name="T2">e</text:span><text:span text:style-name="T2">r</text:span><text:span text:style-name="T2">e</text:span><text:span text:style-name="T2">d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/text:p>
          </draw:text-box>
        </draw:frame>
        <draw:g>
          <draw:custom-shape draw:style-name="gr4" draw:text-style-name="P4" xml:id="id57" draw:id="id57" draw:layer="layout" svg:width="0.762cm" svg:height="0.762cm" svg:x="14.499cm" svg:y="77.1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55" draw:id="id55" draw:layer="layout" svg:width="0.762cm" svg:height="0.762cm" svg:x="18.698cm" svg:y="77.152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7.493cm" svg:y1="69.345cm" svg:x2="19.087cm" svg:y2="70.839cm" draw:start-shape="id50" draw:start-glue-point="7" draw:end-shape="id51" draw:end-glue-point="4" svg:d="M17493 69345h1594v1494" svg:viewBox="0 0 1595 1495">
            <text:p/>
          </draw:connector>
          <draw:connector draw:style-name="gr6" draw:text-style-name="P5" draw:layer="layout" svg:x1="16.477cm" svg:y1="69.345cm" svg:x2="14.886cm" svg:y2="70.838cm" draw:start-shape="id50" draw:start-glue-point="5" draw:end-shape="id52" draw:end-glue-point="4" svg:d="M16477 69345h-1591v1493" svg:viewBox="0 0 1592 1494">
            <text:p/>
          </draw:connector>
          <draw:connector draw:style-name="gr5" draw:text-style-name="P5" draw:layer="layout" draw:line-skew="0cm 2.503cm" svg:x1="15.394cm" svg:y1="71.346cm" svg:x2="14.888cm" svg:y2="72.84cm" draw:start-shape="id52" draw:start-glue-point="7" draw:end-shape="id53" draw:end-glue-point="4" svg:d="M15394 71346h504v1494h-1010" svg:viewBox="0 0 1011 1495">
            <text:p/>
          </draw:connector>
          <draw:connector draw:style-name="gr12" draw:text-style-name="P5" draw:layer="layout" draw:type="line" svg:x1="16.988cm" svg:y1="65.694cm" svg:x2="16.985cm" svg:y2="68.837cm" draw:end-shape="id50" draw:end-glue-point="4" svg:d="M16988 65694l-3 3143" svg:viewBox="0 0 4 3144">
            <text:p/>
          </draw:connector>
          <draw:custom-shape draw:style-name="gr9" draw:text-style-name="P7" draw:layer="layout" svg:width="1.797cm" svg:height="1.799cm" svg:x="16.087cm" svg:y="63.869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xml:id="id50" draw:id="id50" draw:layer="layout" svg:width="1.016cm" svg:height="1.016cm" svg:x="16.477cm" svg:y="68.837cm">
            <text:p text:style-name="P1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2" draw:id="id52" draw:layer="layout" svg:width="1.016cm" svg:height="1.016cm" svg:x="14.378cm" svg:y="70.838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1" draw:id="id51" draw:layer="layout" svg:width="1.016cm" svg:height="1.016cm" svg:x="18.579cm" svg:y="70.839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3" draw:id="id53" draw:layer="layout" svg:width="1.016cm" svg:height="1.016cm" svg:x="14.38cm" svg:y="72.84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4" draw:id="id54" draw:layer="layout" svg:width="1.016cm" svg:height="1.016cm" svg:x="18.581cm" svg:y="72.841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6" draw:id="id56" draw:layer="layout" svg:width="1.016cm" svg:height="1.016cm" svg:x="14.381cm" svg:y="75.041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6" draw:layer="layout" svg:width="0.508cm" svg:height="0.508cm" svg:x="14.633cm" svg:y="69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line-skew="0cm 2.503cm" svg:x1="19.595cm" svg:y1="71.347cm" svg:x2="19.089cm" svg:y2="72.841cm" draw:start-shape="id51" draw:start-glue-point="7" draw:end-shape="id54" draw:end-glue-point="4" svg:d="M19595 71347h504v1494h-1010" svg:viewBox="0 0 1011 1495">
            <text:p/>
          </draw:connector>
          <draw:connector draw:style-name="gr5" draw:text-style-name="P5" draw:layer="layout" svg:x1="19.597cm" svg:y1="73.349cm" svg:x2="19.46cm" svg:y2="77.533cm" draw:start-shape="id54" draw:end-shape="id55" draw:end-glue-point="1" svg:d="M19597 73349h502v4184h-639" svg:viewBox="0 0 640 4185">
            <text:p/>
          </draw:connector>
          <draw:connector draw:style-name="gr6" draw:text-style-name="P5" draw:layer="layout" draw:line-skew="0cm 2.503cm" svg:x1="18.579cm" svg:y1="71.347cm" svg:x2="19.089cm" svg:y2="72.841cm" draw:start-shape="id51" draw:start-glue-point="5" draw:end-shape="id54" draw:end-glue-point="4" svg:d="M18579 71347h-501v1494h1011" svg:viewBox="0 0 1012 1495">
            <text:p/>
          </draw:connector>
          <draw:connector draw:style-name="gr6" draw:text-style-name="P5" draw:layer="layout" svg:x1="18.581cm" svg:y1="73.349cm" svg:x2="18.698cm" svg:y2="77.533cm" draw:start-shape="id54" draw:end-shape="id55" draw:end-glue-point="3" svg:d="M18581 73349h-501v4184h618" svg:viewBox="0 0 619 4185">
            <text:p/>
          </draw:connector>
          <draw:custom-shape draw:style-name="gr15" draw:text-style-name="P6" draw:layer="layout" svg:width="0.508cm" svg:height="0.508cm" svg:x="17.833cm" svg:y="7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17.832cm" svg:y="75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5" draw:layer="layout" draw:line-skew="0cm 2.503cm" svg:x1="14.378cm" svg:y1="71.346cm" svg:x2="14.888cm" svg:y2="72.84cm" draw:start-shape="id52" draw:start-glue-point="5" draw:end-shape="id53" draw:end-glue-point="4" svg:d="M14378 71346h-501v1494h1011" svg:viewBox="0 0 1012 1495">
            <text:p/>
          </draw:connector>
          <draw:connector draw:style-name="gr6" draw:text-style-name="P5" draw:layer="layout" draw:line-skew="0cm 0.592cm" svg:x1="14.38cm" svg:y1="73.348cm" svg:x2="14.889cm" svg:y2="75.041cm" draw:start-shape="id53" draw:start-glue-point="5" draw:end-shape="id56" draw:end-glue-point="4" svg:d="M14380 73348h-501v1693h1010" svg:viewBox="0 0 1011 1694">
            <text:p/>
          </draw:connector>
          <draw:connector draw:style-name="gr6" draw:text-style-name="P5" draw:layer="layout" svg:x1="14.381cm" svg:y1="75.549cm" svg:x2="14.499cm" svg:y2="77.533cm" draw:start-shape="id56" draw:start-glue-point="5" draw:end-shape="id57" draw:end-glue-point="3" svg:d="M14381 75549h-501v1984h619" svg:viewBox="0 0 620 1985">
            <text:p/>
          </draw:connector>
          <draw:connector draw:style-name="gr5" draw:text-style-name="P5" draw:layer="layout" draw:line-skew="0cm 0.55cm" svg:x1="15.396cm" svg:y1="73.348cm" svg:x2="14.889cm" svg:y2="75.041cm" draw:start-shape="id53" draw:start-glue-point="7" draw:end-shape="id56" draw:end-glue-point="4" svg:d="M15396 73348h502v1651h-1009v42" svg:viewBox="0 0 1010 1694">
            <text:p/>
          </draw:connector>
          <draw:connector draw:style-name="gr5" draw:text-style-name="P5" draw:layer="layout" svg:x1="15.397cm" svg:y1="75.549cm" svg:x2="15.261cm" svg:y2="77.533cm" draw:start-shape="id56" draw:start-glue-point="7" draw:end-shape="id57" draw:end-glue-point="1" svg:d="M15397 75549h502v1984h-638" svg:viewBox="0 0 639 1985">
            <text:p/>
          </draw:connector>
          <draw:custom-shape draw:style-name="gr15" draw:text-style-name="P6" draw:layer="layout" svg:width="0.508cm" svg:height="0.508cm" svg:x="13.633cm" svg:y="73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13.633cm" svg:y="71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13.634cm" svg:y="76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25.191cm" svg:height="3.507cm" svg:x="0.826cm" svg:y="58.8cm" presentation:class="title">
          <draw:text-box>
            <text:p><text:span text:style-name="T2">R</text:span><text:span text:style-name="T2">O</text:span><text:span text:style-name="T2">B</text:span><text:span text:style-name="T2">D</text:span><text:span text:style-name="T2">D </text:span><text:span text:style-name="T2">+ </text:span><text:span text:style-name="T2">“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n</text:span><text:span text:style-name="T2">e</text:span><text:span text:style-name="T2">g</text:span><text:span text:style-name="T2">a</text:span><text:span text:style-name="T2">ti</text:span><text:span text:style-name="T2">o</text:span><text:span text:style-name="T2">n</text:span><text:span text:style-name="T2">”</text:span><text:span text:style-name="T2"><text:line-break/></text:span><text:span text:style-name="T2">= </text:span><text:span text:style-name="T2">m</text:span><text:span text:style-name="T2">o</text:span><text:span text:style-name="T2">d</text:span><text:span text:style-name="T2">e</text:span><text:span text:style-name="T2">l </text:span><text:span text:style-name="T2">N</text:span></text:p>
          </draw:text-box>
        </draw:frame>
        <draw:g>
          <draw:custom-shape draw:style-name="gr4" draw:text-style-name="P4" xml:id="id67" draw:id="id67" draw:layer="layout" svg:width="0.762cm" svg:height="0.762cm" svg:x="13.365cm" svg:y="101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66" draw:id="id66" draw:layer="layout" svg:width="0.762cm" svg:height="0.762cm" svg:x="15.364cm" svg:y="101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62" draw:id="id62" draw:layer="layout" svg:width="0.762cm" svg:height="0.762cm" svg:x="17.563cm" svg:y="101.0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68" draw:id="id68" draw:layer="layout" svg:width="0.762cm" svg:height="0.762cm" svg:x="19.563cm" svg:y="101.017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7.358cm" svg:y1="93.21cm" svg:x2="18.952cm" svg:y2="94.704cm" draw:start-shape="id58" draw:start-glue-point="7" draw:end-shape="id59" draw:end-glue-point="4" svg:d="M17358 93210h1594v1494" svg:viewBox="0 0 1595 1495">
            <text:p/>
          </draw:connector>
          <draw:connector draw:style-name="gr6" draw:text-style-name="P5" draw:layer="layout" svg:x1="16.342cm" svg:y1="93.21cm" svg:x2="14.751cm" svg:y2="94.703cm" draw:start-shape="id58" draw:start-glue-point="5" draw:end-shape="id60" draw:end-glue-point="4" svg:d="M16342 93210h-1591v1493" svg:viewBox="0 0 1592 1494">
            <text:p/>
          </draw:connector>
          <draw:connector draw:style-name="gr5" draw:text-style-name="P5" draw:layer="layout" draw:line-skew="0cm 1.592cm" svg:x1="19.46cm" svg:y1="95.212cm" svg:x2="17.954cm" svg:y2="98.906cm" draw:start-shape="id59" draw:start-glue-point="7" draw:end-shape="id61" draw:end-glue-point="4" svg:d="M19460 95212h502v3694h-2008" svg:viewBox="0 0 2009 3695">
            <text:p/>
          </draw:connector>
          <draw:connector draw:style-name="gr5" draw:text-style-name="P5" draw:layer="layout" draw:line-skew="-0.171cm" svg:x1="18.462cm" svg:y1="99.414cm" svg:x2="18.325cm" svg:y2="101.398cm" draw:start-shape="id61" draw:start-glue-point="7" draw:end-shape="id62" draw:end-glue-point="1" svg:d="M18462 99414h331v1984h-468" svg:viewBox="0 0 469 1985">
            <text:p/>
          </draw:connector>
          <draw:connector draw:style-name="gr6" draw:text-style-name="P5" draw:layer="layout" draw:line-skew="0.07cm" svg:x1="17.446cm" svg:y1="99.414cm" svg:x2="17.563cm" svg:y2="101.398cm" draw:start-shape="id61" draw:start-glue-point="5" draw:end-shape="id62" draw:end-glue-point="3" svg:d="M17446 99414h-431v1984h548" svg:viewBox="0 0 549 1985">
            <text:p/>
          </draw:connector>
          <draw:connector draw:style-name="gr6" draw:text-style-name="P5" draw:layer="layout" svg:x1="18.444cm" svg:y1="95.212cm" svg:x2="17.953cm" svg:y2="96.705cm" draw:start-shape="id59" draw:start-glue-point="5" draw:end-shape="id63" draw:end-glue-point="4" svg:d="M18444 95212h-491v1493" svg:viewBox="0 0 492 1494">
            <text:p/>
          </draw:connector>
          <draw:connector draw:style-name="gr5" draw:text-style-name="P5" draw:layer="layout" svg:x1="15.259cm" svg:y1="95.211cm" svg:x2="15.753cm" svg:y2="96.705cm" draw:start-shape="id60" draw:start-glue-point="7" draw:end-shape="id64" draw:end-glue-point="4" svg:d="M15259 95211h494v1494" svg:viewBox="0 0 495 1495">
            <text:p/>
          </draw:connector>
          <draw:connector draw:style-name="gr6" draw:text-style-name="P5" draw:layer="layout" draw:line-skew="0cm 1.593cm" svg:x1="14.243cm" svg:y1="95.211cm" svg:x2="15.754cm" svg:y2="98.906cm" draw:start-shape="id60" draw:start-glue-point="5" draw:end-shape="id65" draw:end-glue-point="4" svg:d="M14243 95211h-501v3695h2012" svg:viewBox="0 0 2013 3696">
            <text:p/>
          </draw:connector>
          <draw:connector draw:style-name="gr12" draw:text-style-name="P5" draw:layer="layout" draw:type="line" svg:x1="16.853cm" svg:y1="89.559cm" svg:x2="16.85cm" svg:y2="92.702cm" draw:end-shape="id58" draw:end-glue-point="4" svg:d="M16853 89559l-3 3143" svg:viewBox="0 0 4 3144">
            <text:p/>
          </draw:connector>
          <draw:connector draw:style-name="gr5" draw:text-style-name="P5" draw:layer="layout" draw:type="line" svg:x1="15.754cm" svg:y1="99.922cm" svg:x2="15.745cm" svg:y2="101.017cm" draw:start-shape="id65" draw:start-glue-point="6" draw:end-shape="id66" svg:d="M15754 99922l-9 1095" svg:viewBox="0 0 10 1096">
            <text:p/>
          </draw:connector>
          <draw:connector draw:style-name="gr6" draw:text-style-name="P5" draw:layer="layout" draw:type="line" svg:x1="15.246cm" svg:y1="99.414cm" svg:x2="13.746cm" svg:y2="101.017cm" draw:start-shape="id65" draw:start-glue-point="5" draw:end-shape="id67" draw:end-glue-point="0" svg:d="M15246 99414l-1500 1603" svg:viewBox="0 0 1501 1604">
            <text:p/>
          </draw:connector>
          <draw:connector draw:style-name="gr5" draw:text-style-name="P5" draw:layer="layout" draw:type="line" svg:x1="17.953cm" svg:y1="97.721cm" svg:x2="17.954cm" svg:y2="98.906cm" draw:start-shape="id63" draw:start-glue-point="6" draw:end-shape="id61" draw:end-glue-point="4" svg:d="M17953 97721l1 1185" svg:viewBox="0 0 2 1186">
            <text:p/>
          </draw:connector>
          <draw:connector draw:style-name="gr6" draw:text-style-name="P5" draw:layer="layout" draw:type="line" svg:x1="18.461cm" svg:y1="97.213cm" svg:x2="19.944cm" svg:y2="101.017cm" draw:start-shape="id63" draw:start-glue-point="7" draw:end-shape="id68" draw:end-glue-point="0" svg:d="M18461 97213l1483 3804" svg:viewBox="0 0 1484 3805">
            <text:p/>
          </draw:connector>
          <draw:connector draw:style-name="gr5" draw:text-style-name="P5" draw:layer="layout" draw:type="line" svg:x1="15.753cm" svg:y1="97.721cm" svg:x2="15.754cm" svg:y2="98.906cm" draw:start-shape="id64" draw:start-glue-point="6" draw:end-shape="id65" draw:end-glue-point="4" svg:d="M15753 97721l1 1185" svg:viewBox="0 0 2 1186">
            <text:p/>
          </draw:connector>
          <draw:connector draw:style-name="gr6" draw:text-style-name="P5" draw:layer="layout" draw:type="line" svg:x1="15.245cm" svg:y1="97.213cm" svg:x2="13.746cm" svg:y2="101.017cm" draw:start-shape="id64" draw:start-glue-point="5" draw:end-shape="id67" draw:end-glue-point="0" svg:d="M15245 97213l-1499 3804" svg:viewBox="0 0 1500 3805">
            <text:p/>
          </draw:connector>
          <draw:custom-shape draw:style-name="gr9" draw:text-style-name="P7" draw:layer="layout" svg:width="1.797cm" svg:height="1.799cm" svg:x="15.952cm" svg:y="87.734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xml:id="id58" draw:id="id58" draw:layer="layout" svg:width="1.016cm" svg:height="1.016cm" svg:x="16.342cm" svg:y="92.702cm">
            <text:p text:style-name="P1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60" draw:id="id60" draw:layer="layout" svg:width="1.016cm" svg:height="1.016cm" svg:x="14.243cm" svg:y="94.703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59" draw:id="id59" draw:layer="layout" svg:width="1.016cm" svg:height="1.016cm" svg:x="18.444cm" svg:y="94.704cm">
            <text:p text:style-name="P1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63" draw:id="id63" draw:layer="layout" svg:width="1.016cm" svg:height="1.016cm" svg:x="17.445cm" svg:y="96.705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64" draw:id="id64" draw:layer="layout" svg:width="1.016cm" svg:height="1.016cm" svg:x="15.245cm" svg:y="96.705c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61" draw:id="id61" draw:layer="layout" svg:width="1.016cm" svg:height="1.016cm" svg:x="17.446cm" svg:y="98.906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65" draw:id="id65" draw:layer="layout" svg:width="1.016cm" svg:height="1.016cm" svg:x="15.246cm" svg:y="98.906c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" draw:text-style-name="P9" draw:layer="layout" svg:width="25.191cm" svg:height="3.799cm" svg:x="-0.491cm" svg:y="81.554cm" presentation:class="title">
          <draw:text-box>
            <text:p><text:span text:style-name="T2">Z</text:span><text:span text:style-name="T2">er</text:span><text:span text:style-name="T2">o </text:span><text:span text:style-name="T2">s</text:span><text:span text:style-name="T2">u</text:span><text:span text:style-name="T2">pr</text:span><text:span text:style-name="T2">e</text:span><text:span text:style-name="T2">ss</text:span><text:span text:style-name="T2">e</text:span><text:span text:style-name="T2">d</text:span><text:span text:style-name="T2"><text:line-break/></text:span><text:span text:style-name="T2">Bi</text:span><text:span text:style-name="T2">n</text:span><text:span text:style-name="T2">ar</text:span><text:span text:style-name="T2">y </text:span><text:span text:style-name="T2">D</text:span><text:span text:style-name="T2">e</text:span><text:span text:style-name="T2">ci</text:span><text:span text:style-name="T2">si</text:span><text:span text:style-name="T2">o</text:span><text:span text:style-name="T2">n </text:span><text:span text:style-name="T2">Di</text:span><text:span text:style-name="T2">a</text:span><text:span text:style-name="T2">gr</text:span><text:span text:style-name="T2">a</text:span><text:span text:style-name="T2">m</text:span><text:span text:style-name="T2"><text:line-break/></text:span><text:span text:style-name="T2">= </text:span><text:span text:style-name="T2">m</text:span><text:span text:style-name="T2">o</text:span><text:span text:style-name="T2">d</text:span><text:span text:style-name="T2">el </text:span><text:span text:style-name="T2">Z</text:span></text:p>
          </draw:text-box>
        </draw:frame>
        <draw:frame draw:style-name="gr11" draw:text-style-name="P9" draw:layer="layout" svg:width="43.491cm" svg:height="3.507cm" svg:x="41cm" svg:y="36.8cm" presentation:class="title">
          <draw:text-box>
            <text:p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i</text:span><text:span text:style-name="T2">z</text:span><text:span text:style-name="T2">e</text:span><text:span text:style-name="T2">d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ti</text:span><text:span text:style-name="T2">o</text:span><text:span text:style-name="T2">n</text:span><text:span text:style-name="T2"> </text:span><text:span text:style-name="T2">o</text:span><text:span text:style-name="T2">f </text:span><text:span text:style-name="T2">O</text:span><text:span text:style-name="T2">r</text:span><text:span text:style-name="T2">d</text:span><text:span text:style-name="T2">e</text:span><text:span text:style-name="T2">r</text:span><text:span text:style-name="T2">e</text:span><text:span text:style-name="T2">d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 </text:span><text:span text:style-name="T2">B</text:span><text:span text:style-name="T2">i</text:span><text:span text:style-name="T2">n</text:span><text:span text:style-name="T2">a</text:span><text:span text:style-name="T2">r</text:span><text:span text:style-name="T2">y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D</text:span><text:span text:style-name="T2">i</text:span><text:span text:style-name="T2">a</text:span><text:span text:style-name="T2">g</text:span><text:span text:style-name="T2">r</text:span><text:span text:style-name="T2">a</text:span><text:span text:style-name="T2">m</text:span><text:span text:style-name="T2"><text:line-break/></text:span><text:span text:style-name="T2">(</text:span><text:span text:style-name="T2">G</text:span><text:span text:style-name="T2">r</text:span><text:span text:style-name="T2">o</text:span><text:span text:style-name="T2">B</text:span><text:span text:style-name="T2">d</text:span><text:span text:style-name="T2">d</text:span><text:span text:style-name="T2">)</text:span></text:p>
          </draw:text-box>
        </draw:frame>
        <draw:g>
          <draw:custom-shape draw:style-name="gr4" draw:text-style-name="P4" xml:id="id82" draw:id="id82" draw:layer="layout" svg:width="0.762cm" svg:height="0.762cm" svg:x="72.965cm" svg:y="54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81" draw:id="id81" draw:layer="layout" svg:width="0.762cm" svg:height="0.762cm" svg:x="74.964cm" svg:y="54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76" draw:id="id76" draw:layer="layout" svg:width="0.762cm" svg:height="0.762cm" svg:x="77.163cm" svg:y="54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74" draw:id="id74" draw:layer="layout" svg:width="0.762cm" svg:height="0.762cm" svg:x="79.163cm" svg:y="54.92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76.958cm" svg:y1="47.114cm" svg:x2="78.552cm" svg:y2="48.608cm" draw:start-shape="id69" draw:start-glue-point="7" draw:end-shape="id70" draw:end-glue-point="4" svg:d="M76958 47114h1594v1494" svg:viewBox="0 0 1595 1495">
            <text:p/>
          </draw:connector>
          <draw:connector draw:style-name="gr6" draw:text-style-name="P5" draw:layer="layout" svg:x1="75.942cm" svg:y1="47.114cm" svg:x2="74.351cm" svg:y2="48.607cm" draw:start-shape="id69" draw:start-glue-point="5" draw:end-shape="id71" draw:end-glue-point="4" svg:d="M75942 47114h-1591v1493" svg:viewBox="0 0 1592 1494">
            <text:p/>
          </draw:connector>
          <draw:connector draw:style-name="gr5" draw:text-style-name="P5" draw:layer="layout" svg:x1="79.06cm" svg:y1="49.116cm" svg:x2="79.554cm" svg:y2="50.61cm" draw:start-shape="id70" draw:start-glue-point="7" draw:end-shape="id72" draw:end-glue-point="4" svg:d="M79060 49116h494v1494" svg:viewBox="0 0 495 1495">
            <text:p/>
          </draw:connector>
          <draw:connector draw:style-name="gr5" draw:text-style-name="P5" draw:layer="layout" draw:line-skew="-0.14cm" svg:x1="80.063cm" svg:y1="53.319cm" svg:x2="79.925cm" svg:y2="55.302cm" draw:start-shape="id73" draw:start-glue-point="7" draw:end-shape="id74" draw:end-glue-point="1" svg:d="M80063 53319h362v1983h-500" svg:viewBox="0 0 501 1984">
            <text:p/>
          </draw:connector>
          <draw:connector draw:style-name="gr6" draw:text-style-name="P5" draw:layer="layout" draw:line-skew="0.101cm" svg:x1="79.047cm" svg:y1="53.319cm" svg:x2="79.163cm" svg:y2="55.302cm" draw:start-shape="id73" draw:start-glue-point="5" draw:end-shape="id74" draw:end-glue-point="3" svg:d="M79047 53319h-400v1983h516" svg:viewBox="0 0 517 1984">
            <text:p/>
          </draw:connector>
          <draw:connector draw:style-name="gr5" draw:text-style-name="P5" draw:layer="layout" draw:line-skew="-0.171cm" svg:x1="78.062cm" svg:y1="53.318cm" svg:x2="77.925cm" svg:y2="55.302cm" draw:start-shape="id75" draw:start-glue-point="7" draw:end-shape="id76" draw:end-glue-point="1" svg:d="M78062 53318h331v1984h-468" svg:viewBox="0 0 469 1985">
            <text:p/>
          </draw:connector>
          <draw:connector draw:style-name="gr6" draw:text-style-name="P5" draw:layer="layout" draw:line-skew="0.07cm" svg:x1="77.046cm" svg:y1="53.318cm" svg:x2="77.163cm" svg:y2="55.302cm" draw:start-shape="id75" draw:start-glue-point="5" draw:end-shape="id76" draw:end-glue-point="3" svg:d="M77046 53318h-431v1984h548" svg:viewBox="0 0 549 1985">
            <text:p/>
          </draw:connector>
          <draw:connector draw:style-name="gr6" draw:text-style-name="P5" draw:layer="layout" svg:x1="78.044cm" svg:y1="49.116cm" svg:x2="77.553cm" svg:y2="50.609cm" draw:start-shape="id70" draw:start-glue-point="5" draw:end-shape="id77" draw:end-glue-point="4" svg:d="M78044 49116h-491v1493" svg:viewBox="0 0 492 1494">
            <text:p/>
          </draw:connector>
          <draw:connector draw:style-name="gr5" draw:text-style-name="P5" draw:layer="layout" svg:x1="74.859cm" svg:y1="49.115cm" svg:x2="75.353cm" svg:y2="50.609cm" draw:start-shape="id71" draw:start-glue-point="7" draw:end-shape="id78" draw:end-glue-point="4" svg:d="M74859 49115h494v1494" svg:viewBox="0 0 495 1495">
            <text:p/>
          </draw:connector>
          <draw:connector draw:style-name="gr6" draw:text-style-name="P5" draw:layer="layout" svg:x1="73.843cm" svg:y1="49.115cm" svg:x2="73.352cm" svg:y2="50.608cm" draw:start-shape="id71" draw:start-glue-point="5" draw:end-shape="id79" draw:end-glue-point="4" svg:d="M73843 49115h-491v1493" svg:viewBox="0 0 492 1494">
            <text:p/>
          </draw:connector>
          <draw:connector draw:style-name="gr12" draw:text-style-name="P5" draw:layer="layout" draw:type="line" svg:x1="76.453cm" svg:y1="43.463cm" svg:x2="76.45cm" svg:y2="46.606cm" draw:end-shape="id69" draw:end-glue-point="4" svg:d="M76453 43463l-3 3143" svg:viewBox="0 0 4 3144">
            <text:p/>
          </draw:connector>
          <draw:connector draw:style-name="gr5" draw:text-style-name="P5" draw:layer="layout" draw:type="line" svg:x1="75.354cm" svg:y1="53.826cm" svg:x2="75.345cm" svg:y2="54.921cm" draw:start-shape="id80" draw:start-glue-point="6" draw:end-shape="id81" svg:d="M75354 53826l-9 1095" svg:viewBox="0 0 10 1096">
            <text:p/>
          </draw:connector>
          <draw:connector draw:style-name="gr6" draw:text-style-name="P5" draw:layer="layout" draw:type="line" svg:x1="74.846cm" svg:y1="53.318cm" svg:x2="73.346cm" svg:y2="54.921cm" draw:start-shape="id80" draw:start-glue-point="5" draw:end-shape="id82" draw:end-glue-point="0" svg:d="M74846 53318l-1500 1603" svg:viewBox="0 0 1501 1604">
            <text:p/>
          </draw:connector>
          <draw:connector draw:style-name="gr6" draw:text-style-name="P5" draw:layer="layout" draw:type="line" svg:x1="73.861cm" svg:y1="53.317cm" svg:x2="75.345cm" svg:y2="54.921cm" draw:start-shape="id83" draw:start-glue-point="7" draw:end-shape="id81" draw:end-glue-point="0" svg:d="M73861 53317l1484 1604" svg:viewBox="0 0 1485 1605">
            <text:p/>
          </draw:connector>
          <draw:connector draw:style-name="gr5" draw:text-style-name="P5" draw:layer="layout" draw:type="line" svg:x1="73.353cm" svg:y1="53.825cm" svg:x2="73.346cm" svg:y2="54.921cm" draw:start-shape="id83" draw:start-glue-point="6" draw:end-shape="id82" draw:end-glue-point="0" svg:d="M73353 53825l-7 1096" svg:viewBox="0 0 8 1097">
            <text:p/>
          </draw:connector>
          <draw:connector draw:style-name="gr5" draw:text-style-name="P5" draw:layer="layout" draw:type="line" svg:x1="79.554cm" svg:y1="51.626cm" svg:x2="79.555cm" svg:y2="52.811cm" draw:start-shape="id72" draw:start-glue-point="6" draw:end-shape="id73" draw:end-glue-point="4" svg:d="M79554 51626l1 1185" svg:viewBox="0 0 2 1186">
            <text:p/>
          </draw:connector>
          <draw:connector draw:style-name="gr6" draw:text-style-name="P5" draw:layer="layout" draw:type="line" svg:x1="79.046cm" svg:y1="51.118cm" svg:x2="77.554cm" svg:y2="52.81cm" draw:start-shape="id72" draw:start-glue-point="5" draw:end-shape="id75" draw:end-glue-point="4" svg:d="M79046 51118l-1492 1692" svg:viewBox="0 0 1493 1693">
            <text:p/>
          </draw:connector>
          <draw:connector draw:style-name="gr5" draw:text-style-name="P5" draw:layer="layout" draw:type="line" svg:x1="77.553cm" svg:y1="51.625cm" svg:x2="77.554cm" svg:y2="52.81cm" draw:start-shape="id77" draw:start-glue-point="6" draw:end-shape="id75" draw:end-glue-point="4" svg:d="M77553 51625l1 1185" svg:viewBox="0 0 2 1186">
            <text:p/>
          </draw:connector>
          <draw:connector draw:style-name="gr6" draw:text-style-name="P5" draw:layer="layout" draw:type="line" svg:x1="78.061cm" svg:y1="51.117cm" svg:x2="79.555cm" svg:y2="52.811cm" draw:start-shape="id77" draw:start-glue-point="7" draw:end-shape="id73" draw:end-glue-point="4" svg:d="M78061 51117l1494 1694" svg:viewBox="0 0 1495 1695">
            <text:p/>
          </draw:connector>
          <draw:connector draw:style-name="gr5" draw:text-style-name="P5" draw:layer="layout" draw:type="line" svg:x1="75.353cm" svg:y1="51.625cm" svg:x2="75.354cm" svg:y2="52.81cm" draw:start-shape="id78" draw:start-glue-point="6" draw:end-shape="id80" draw:end-glue-point="4" svg:d="M75353 51625l1 1185" svg:viewBox="0 0 2 1186">
            <text:p/>
          </draw:connector>
          <draw:connector draw:style-name="gr6" draw:text-style-name="P5" draw:layer="layout" draw:type="line" svg:x1="74.845cm" svg:y1="51.117cm" svg:x2="73.353cm" svg:y2="52.809cm" draw:start-shape="id78" draw:start-glue-point="5" draw:end-shape="id83" draw:end-glue-point="4" svg:d="M74845 51117l-1492 1692" svg:viewBox="0 0 1493 1693">
            <text:p/>
          </draw:connector>
          <draw:connector draw:style-name="gr5" draw:text-style-name="P5" draw:layer="layout" draw:type="line" svg:x1="73.352cm" svg:y1="51.624cm" svg:x2="73.353cm" svg:y2="52.809cm" draw:start-shape="id79" draw:start-glue-point="6" draw:end-shape="id83" draw:end-glue-point="4" svg:d="M73352 51624l1 1185" svg:viewBox="0 0 2 1186">
            <text:p/>
          </draw:connector>
          <draw:connector draw:style-name="gr6" draw:text-style-name="P5" draw:layer="layout" draw:type="line" svg:x1="73.86cm" svg:y1="51.116cm" svg:x2="75.354cm" svg:y2="52.81cm" draw:start-shape="id79" draw:start-glue-point="7" draw:end-shape="id80" draw:end-glue-point="4" svg:d="M73860 51116l1494 1694" svg:viewBox="0 0 1495 1695">
            <text:p/>
          </draw:connector>
          <draw:custom-shape draw:style-name="gr9" draw:text-style-name="P7" draw:layer="layout" svg:width="1.797cm" svg:height="1.799cm" svg:x="75.552cm" svg:y="41.638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69" draw:id="id69" draw:layer="layout" svg:width="1.016cm" svg:height="1.016cm" svg:x="75.942cm" svg:y="4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1" draw:id="id71" draw:layer="layout" svg:width="1.016cm" svg:height="1.016cm" svg:x="73.843cm" svg:y="4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0" draw:id="id70" draw:layer="layout" svg:width="1.016cm" svg:height="1.016cm" svg:x="78.044cm" svg:y="4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9" draw:id="id79" draw:layer="layout" svg:width="1.016cm" svg:height="1.016cm" svg:x="72.844cm" svg:y="5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7" draw:id="id77" draw:layer="layout" svg:width="1.016cm" svg:height="1.016cm" svg:x="77.045cm" svg:y="5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8" draw:id="id78" draw:layer="layout" svg:width="1.016cm" svg:height="1.016cm" svg:x="74.845cm" svg:y="5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2" draw:id="id72" draw:layer="layout" svg:width="1.016cm" svg:height="1.016cm" svg:x="79.046cm" svg:y="5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83" draw:id="id83" draw:layer="layout" svg:width="1.016cm" svg:height="1.016cm" svg:x="72.845cm" svg:y="5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5" draw:id="id75" draw:layer="layout" svg:width="1.016cm" svg:height="1.016cm" svg:x="77.046cm" svg:y="5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80" draw:id="id80" draw:layer="layout" svg:width="1.016cm" svg:height="1.016cm" svg:x="74.846cm" svg:y="5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73" draw:id="id73" draw:layer="layout" svg:width="1.016cm" svg:height="1.016cm" svg:x="79.047cm" svg:y="5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11" draw:layer="layout" svg:width="0.508cm" svg:height="0.508cm" svg:x="73.104cm" svg:y="53.88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3.105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72.992cm" svg:y="49.587cm">
            <text:p text:style-name="P1"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67cm" svg:height="0.508cm" svg:x="73.876cm" svg:y="47.345cm">
            <text:p text:style-name="P1"><text:span text:style-name="T3">S</text:span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1.401cm" svg:height="0.508cm" svg:x="75.776cm" svg:y="44.945cm">
            <text:p text:style-name="P1"><text:span text:style-name="T3">S</text:span><text:span text:style-name="T3">S</text:span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3.804cm" svg:y="53.8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4.504cm" svg:y="53.8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5.104cm" svg:y="53.8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6.37cm" svg:y="53.8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8.126cm" svg:y="53.8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78.36cm" svg:y="54.4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80.16cm" svg:y="54.48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3.705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4.405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5.061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7.305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79.261cm" svg:y="51.787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74.992cm" svg:y="49.587cm">
            <text:p text:style-name="P1"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77.192cm" svg:y="49.587cm">
            <text:p text:style-name="P1"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79.192cm" svg:y="49.587cm">
            <text:p text:style-name="P1"><text:span text:style-name="T3">S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67cm" svg:height="0.508cm" svg:x="78.076cm" svg:y="47.345cm">
            <text:p text:style-name="P1"><text:span text:style-name="T3">SS</text:span><text:span text:style-name="T3">S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5.696cm" svg:height="0.762cm" svg:x="66.553cm" svg:y="53.909cm">
          <text:p text:style-name="P1">Functions of arity 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66.553cm" svg:y="51.709cm">
          <text:p text:style-name="P1">Functions of arity 1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66.553cm" svg:y="49.509cm">
          <text:p text:style-name="P1">Functions of arity 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66.553cm" svg:y="47.209cm">
          <text:p text:style-name="P1">Functions of arity 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66.553cm" svg:y="44.709cm">
          <text:p text:style-name="P1">Functions of arity 4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5.191cm" svg:height="3.799cm" svg:x="60.791cm" svg:y="59.554cm" presentation:class="title">
          <draw:text-box>
            <text:p><text:span text:style-name="T2">«</text:span><text:span text:style-name="T2"> 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n</text:span><text:span text:style-name="T2">e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 </text:span><text:span text:style-name="T2">»</text:span><text:span text:style-name="T2"><text:line-break/></text:span><text:span text:style-name="T2">+</text:span><text:span text:style-name="T2"> </text:span><text:span text:style-name="T2">«</text:span><text:span text:style-name="T2"> </text:span><text:span text:style-name="T2">u</text:span><text:span text:style-name="T2">s</text:span><text:span text:style-name="T2">e</text:span><text:span text:style-name="T2">l</text:span><text:span text:style-name="T2">e</text:span><text:span text:style-name="T2">s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 </text:span><text:span text:style-name="T2">»</text:span><text:span text:style-name="T2"><text:line-break/></text:span><text:span text:style-name="T2">=</text:span><text:span text:style-name="T2"> </text:span><text:span text:style-name="T2">m</text:span><text:span text:style-name="T2">o</text:span><text:span text:style-name="T2">d</text:span><text:span text:style-name="T2">e</text:span><text:span text:style-name="T2">l </text:span><text:span text:style-name="T2">N</text:span><text:span text:style-name="T2">U</text:span></text:p>
          </draw:text-box>
        </draw:frame>
        <draw:custom-shape draw:style-name="gr21" draw:text-style-name="P10" draw:layer="layout" svg:width="5.696cm" svg:height="0.762cm" svg:x="52.344cm" svg:y="74.809cm">
          <text:p text:style-name="P1">Functions of arity 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52.344cm" svg:y="72.609cm">
          <text:p text:style-name="P1">Functions of arity 1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53.044cm" svg:y="71.509cm">
          <text:p text:style-name="P1">Functions of arity 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53.044cm" svg:y="69.209cm">
          <text:p text:style-name="P1">Functions of arity 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696cm" svg:height="0.762cm" svg:x="53.044cm" svg:y="66.709cm">
          <text:p text:style-name="P1">Functions of arity 4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xml:id="id88" draw:id="id88" draw:layer="layout" svg:width="0.762cm" svg:height="0.762cm" svg:x="65.567cm" svg:y="78.015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draw:line-skew="1.174cm 1.493cm" svg:x1="66.461cm" svg:y1="70.208cm" svg:x2="65.956cm" svg:y2="73.703cm" draw:start-shape="id84" draw:start-glue-point="7" draw:end-shape="id85" draw:end-glue-point="4" svg:d="M66461 70208h1676v3495h-2181" svg:viewBox="0 0 2182 3496">
            <text:p/>
          </draw:connector>
          <draw:connector draw:style-name="gr5" draw:text-style-name="P5" draw:layer="layout" draw:line-skew="0cm 2.503cm" svg:x1="66.462cm" svg:y1="72.209cm" svg:x2="65.956cm" svg:y2="73.703cm" draw:start-shape="id86" draw:start-glue-point="7" draw:end-shape="id85" draw:end-glue-point="4" svg:d="M66462 72209h504v1494h-1010" svg:viewBox="0 0 1011 1495">
            <text:p/>
          </draw:connector>
          <draw:connector draw:style-name="gr12" draw:text-style-name="P5" draw:layer="layout" draw:type="line" svg:x1="65.956cm" svg:y1="66.557cm" svg:x2="65.953cm" svg:y2="69.7cm" draw:end-shape="id84" draw:end-glue-point="4" svg:d="M65956 66557l-3 3143" svg:viewBox="0 0 4 3144">
            <text:p/>
          </draw:connector>
          <draw:custom-shape draw:style-name="gr9" draw:text-style-name="P7" draw:layer="layout" svg:width="1.797cm" svg:height="1.799cm" svg:x="65.055cm" svg:y="64.732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84" draw:id="id84" draw:layer="layout" svg:width="1.016cm" svg:height="1.016cm" svg:x="65.445cm" svg:y="69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86" draw:id="id86" draw:layer="layout" svg:width="1.016cm" svg:height="1.016cm" svg:x="65.446cm" svg:y="71.7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85" draw:id="id85" draw:layer="layout" svg:width="1.016cm" svg:height="1.016cm" svg:x="65.448cm" svg:y="73.7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87" draw:id="id87" draw:layer="layout" svg:width="1.016cm" svg:height="1.016cm" svg:x="65.449cm" svg:y="75.9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6" draw:layer="layout" svg:width="0.508cm" svg:height="0.508cm" svg:x="65.701cm" svg:y="68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5" draw:layer="layout" draw:line-skew="0cm 2.503cm" svg:x1="65.446cm" svg:y1="72.209cm" svg:x2="65.956cm" svg:y2="73.703cm" draw:start-shape="id86" draw:start-glue-point="5" draw:end-shape="id85" draw:end-glue-point="4" svg:d="M65446 72209h-501v1494h1011" svg:viewBox="0 0 1012 1495">
            <text:p/>
          </draw:connector>
          <draw:connector draw:style-name="gr6" draw:text-style-name="P5" draw:layer="layout" draw:line-skew="0cm 0.592cm" svg:x1="65.448cm" svg:y1="74.211cm" svg:x2="65.957cm" svg:y2="75.904cm" draw:start-shape="id85" draw:start-glue-point="5" draw:end-shape="id87" draw:end-glue-point="4" svg:d="M65448 74211h-501v1693h1010" svg:viewBox="0 0 1011 1694">
            <text:p/>
          </draw:connector>
          <draw:connector draw:style-name="gr6" draw:text-style-name="P5" draw:layer="layout" svg:x1="65.449cm" svg:y1="76.412cm" svg:x2="65.567cm" svg:y2="78.396cm" draw:start-shape="id87" draw:start-glue-point="5" draw:end-shape="id88" draw:end-glue-point="3" svg:d="M65449 76412h-501v1984h619" svg:viewBox="0 0 620 1985">
            <text:p/>
          </draw:connector>
          <draw:connector draw:style-name="gr5" draw:text-style-name="P5" draw:layer="layout" draw:line-skew="0cm 0.55cm" svg:x1="66.464cm" svg:y1="74.211cm" svg:x2="65.957cm" svg:y2="75.904cm" draw:start-shape="id85" draw:start-glue-point="7" draw:end-shape="id87" draw:end-glue-point="4" svg:d="M66464 74211h502v1651h-1009v42" svg:viewBox="0 0 1010 1694">
            <text:p/>
          </draw:connector>
          <draw:connector draw:style-name="gr5" draw:text-style-name="P5" draw:layer="layout" svg:x1="66.465cm" svg:y1="76.412cm" svg:x2="66.329cm" svg:y2="78.396cm" draw:start-shape="id87" draw:start-glue-point="7" draw:end-shape="id88" draw:end-glue-point="1" svg:d="M66465 76412h502v1984h-638" svg:viewBox="0 0 639 1985">
            <text:p/>
          </draw:connector>
          <draw:custom-shape draw:style-name="gr15" draw:text-style-name="P6" draw:layer="layout" svg:width="0.508cm" svg:height="0.508cm" svg:x="64.701cm" svg:y="7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64.701cm" svg:y="73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64.702cm" svg:y="77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508cm" svg:height="0.508cm" svg:x="64.694cm" svg:y="76.9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508cm" svg:height="0.508cm" svg:x="66.719cm" svg:y="76.91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67cm" svg:height="0.508cm" svg:x="67.651cm" svg:y="70.509cm">
            <text:p text:style-name="P1"><text:span text:style-name="T3">SSU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64.695cm" svg:y="74.613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508cm" svg:height="0.508cm" svg:x="66.72cm" svg:y="74.613cm">
            <text:p text:style-name="P1"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64.582cm" svg:y="72.413cm">
            <text:p text:style-name="P1"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66.595cm" svg:y="72.413cm">
            <text:p text:style-name="P1"><text:span text:style-name="T3">S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1.401cm" svg:height="0.508cm" svg:x="65.266cm" svg:y="67.771cm">
            <text:p text:style-name="P1"><text:span text:style-name="T3">S</text:span><text:span text:style-name="T3">S</text:span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draw:line-skew="0cm 2.502cm" svg:x1="65.445cm" svg:y1="70.208cm" svg:x2="65.954cm" svg:y2="71.701cm" draw:start-shape="id84" draw:start-glue-point="5" draw:end-shape="id86" draw:end-glue-point="4" svg:d="M65445 70208h-501v1493h1010" svg:viewBox="0 0 1011 1494">
            <text:p/>
          </draw:connector>
          <draw:custom-shape draw:style-name="gr19" draw:text-style-name="P11" draw:layer="layout" svg:width="0.967cm" svg:height="0.508cm" svg:x="64.478cm" svg:y="70.439cm">
            <text:p text:style-name="P1"><text:span text:style-name="T3">S</text:span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508cm" svg:height="0.508cm" svg:x="64.687cm" svg:y="71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25.191cm" svg:height="3.799cm" svg:x="60.526cm" svg:y="82.254cm" presentation:class="title">
          <draw:text-box>
            <text:p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N</text:span><text:span text:style-name="T2">U</text:span><text:span text:style-name="T2"><text:line-break/></text:span><text:span text:style-name="T2">+</text:span><text:span text:style-name="T2"> </text:span><text:span text:style-name="T2">«</text:span><text:span text:style-name="T2"> </text:span><text:span text:style-name="T2">1</text:span><text:span text:style-name="T2">-</text:span><text:span text:style-name="T2">p</text:span><text:span text:style-name="T2">r</text:span><text:span text:style-name="T2">e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 </text:span><text:span text:style-name="T2">»</text:span><text:span text:style-name="T2"><text:line-break/></text:span><text:span text:style-name="T2">=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N</text:span><text:span text:style-name="T2">U</text:span><text:span text:style-name="T2">-</text:span><text:span text:style-name="T2">X</text:span></text:p>
          </draw:text-box>
        </draw:frame>
        <draw:g>
          <draw:custom-shape draw:style-name="gr4" draw:text-style-name="P4" xml:id="id92" draw:id="id92" draw:layer="layout" svg:width="0.762cm" svg:height="0.762cm" svg:x="65.302cm" svg:y="100.315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draw:line-skew="1.174cm 1.493cm" svg:x1="66.196cm" svg:y1="92.508cm" svg:x2="65.691cm" svg:y2="96.003cm" draw:start-shape="id89" draw:start-glue-point="7" draw:end-shape="id90" draw:end-glue-point="4" svg:d="M66196 92508h1676v3495h-2181" svg:viewBox="0 0 2182 3496">
            <text:p/>
          </draw:connector>
          <draw:connector draw:style-name="gr5" draw:text-style-name="P5" draw:layer="layout" draw:line-skew="0cm 2.503cm" svg:x1="66.197cm" svg:y1="94.509cm" svg:x2="65.691cm" svg:y2="96.003cm" draw:start-shape="id91" draw:start-glue-point="7" draw:end-shape="id90" draw:end-glue-point="4" svg:d="M66197 94509h504v1494h-1010" svg:viewBox="0 0 1011 1495">
            <text:p/>
          </draw:connector>
          <draw:connector draw:style-name="gr12" draw:text-style-name="P5" draw:layer="layout" draw:type="line" svg:x1="65.691cm" svg:y1="88.857cm" svg:x2="65.688cm" svg:y2="92cm" draw:end-shape="id89" draw:end-glue-point="4" svg:d="M65691 88857l-3 3143" svg:viewBox="0 0 4 3144">
            <text:p/>
          </draw:connector>
          <draw:custom-shape draw:style-name="gr9" draw:text-style-name="P7" draw:layer="layout" svg:width="1.797cm" svg:height="1.799cm" svg:x="64.79cm" svg:y="87.032cm">
            <text:p text:style-name="P1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89" draw:id="id89" draw:layer="layout" svg:width="1.016cm" svg:height="1.016cm" svg:x="65.18cm" svg:y="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91" draw:id="id91" draw:layer="layout" svg:width="1.016cm" svg:height="1.016cm" svg:x="65.181cm" svg:y="94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8" xml:id="id90" draw:id="id90" draw:layer="layout" svg:width="1.016cm" svg:height="1.016cm" svg:x="65.183cm" svg:y="96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6" draw:layer="layout" svg:width="0.508cm" svg:height="0.508cm" svg:x="65.436cm" svg:y="90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5" draw:layer="layout" draw:line-skew="0cm 2.503cm" svg:x1="65.181cm" svg:y1="94.509cm" svg:x2="65.691cm" svg:y2="96.003cm" draw:start-shape="id91" draw:start-glue-point="5" draw:end-shape="id90" draw:end-glue-point="4" svg:d="M65181 94509h-501v1494h1011" svg:viewBox="0 0 1012 1495">
            <text:p/>
          </draw:connector>
          <draw:connector draw:style-name="gr6" draw:text-style-name="P5" draw:layer="layout" svg:x1="65.183cm" svg:y1="96.511cm" svg:x2="65.302cm" svg:y2="100.696cm" draw:start-shape="id90" draw:start-glue-point="5" draw:end-shape="id92" svg:d="M65183 96511h-501v4185h620" svg:viewBox="0 0 621 4186">
            <text:p/>
          </draw:connector>
          <draw:connector draw:style-name="gr5" draw:text-style-name="P5" draw:layer="layout" svg:x1="66.199cm" svg:y1="96.511cm" svg:x2="66.064cm" svg:y2="100.696cm" draw:start-shape="id90" draw:start-glue-point="7" draw:end-shape="id92" draw:end-glue-point="1" svg:d="M66199 96511h502v4185h-637" svg:viewBox="0 0 638 4186">
            <text:p/>
          </draw:connector>
          <draw:custom-shape draw:style-name="gr15" draw:text-style-name="P6" draw:layer="layout" svg:width="0.508cm" svg:height="0.508cm" svg:x="64.436cm" svg:y="96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508cm" svg:height="0.508cm" svg:x="64.436cm" svg:y="95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508cm" svg:height="0.508cm" svg:x="66.454cm" svg:y="97.313cm">
            <text:p text:style-name="P1"><text:span text:style-name="T3">I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0.967cm" svg:height="0.508cm" svg:x="67.386cm" svg:y="93.809cm">
            <text:p text:style-name="P1"><text:span text:style-name="T3">S</text:span><text:span text:style-name="T3">S</text:span><text:span text:style-name="T3">U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64.317cm" svg:y="94.713cm">
            <text:p text:style-name="P1"><text:span text:style-name="T3">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717cm" svg:height="0.508cm" svg:x="66.33cm" svg:y="94.713cm">
            <text:p text:style-name="P1"><text:span text:style-name="T3">S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1.401cm" svg:height="0.508cm" svg:x="65.001cm" svg:y="90.071cm">
            <text:p text:style-name="P1"><text:span text:style-name="T3">SS</text:span><text:span text:style-name="T3">S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draw:line-skew="0cm 2.502cm" svg:x1="65.18cm" svg:y1="92.508cm" svg:x2="65.689cm" svg:y2="94.001cm" draw:start-shape="id89" draw:start-glue-point="5" draw:end-shape="id91" draw:end-glue-point="4" svg:d="M65180 92508h-501v1493h1010" svg:viewBox="0 0 1011 1494">
            <text:p/>
          </draw:connector>
          <draw:custom-shape draw:style-name="gr19" draw:text-style-name="P11" draw:layer="layout" svg:width="0.967cm" svg:height="0.508cm" svg:x="64.213cm" svg:y="92.739cm">
            <text:p text:style-name="P1"><text:span text:style-name="T3">S</text:span><text:span text:style-name="T3">S</text:span><text:span text:style-name="T3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0.508cm" svg:height="0.508cm" svg:x="64.422cm" svg:y="9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508cm" svg:height="0.508cm" svg:x="64.43cm" svg:y="97.313cm">
            <text:p text:style-name="P1"><text:span text:style-name="T3">I</text:span></text:p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41.498cm" svg:height="45.299cm" svg:x="21.936cm" svg:y="48.99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/>
            </table:table-row>
            <table:table-row table:style-name="ro4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gr11" draw:layer="layout" svg:width="25.191cm" svg:height="3.507cm" svg:x="30.837cm" svg:y="52.2cm" presentation:class="title">
          <draw:text-box>
            <text:p>Results</text:p>
          </draw:text-box>
        </draw:frame>
        <draw:frame draw:style-name="standard" draw:layer="layout" svg:width="24.746cm" svg:height="5.916cm" svg:x="30.853cm" svg:y="59.61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/>
              <table:table-cell table:number-columns-spanned="4">
                <text:p text:style-name="P1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1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/>
              <table:table-cell table:number-columns-spanned="2">
                <text:list text:style-name="L3">
                  <text:list-header>
                    <text:p text:style-name="P1"><text:span text:style-name="T4">l</text:span><text:span text:style-name="T4">g</text:span><text:span text:style-name="T4">s</text:span><text:span text:style-name="T4">y</text:span><text:span text:style-name="T4">n</text:span><text:span text:style-name="T4">t</text:span><text:span text:style-name="T4">h</text:span><text:span text:style-name="T4">9</text:span><text:span text:style-name="T4">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1"><text:span text:style-name="T4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1"><text:span text:style-name="T4">u</text:span><text:span text:style-name="T4">f</text:span><text:span text:style-name="T4">2</text:span><text:span text:style-name="T4">0</text:span><text:span text:style-name="T4">-</text:span><text:span text:style-name="T4">9</text:span><text:span text:style-name="T4">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1"><text:span text:style-name="T4">u</text:span><text:span text:style-name="T4">f</text:span><text:span text:style-name="T4">5</text:span><text:span text:style-name="T4">0</text:span><text:span text:style-name="T4">-</text:span><text:span text:style-name="T4">2</text:span><text:span text:style-name="T4">1</text:span><text:span text:style-name="T4">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1">
              <table:table-cell>
                <text:p text:style-name="P1">variants</text:p>
              </table:table-cell>
              <table:table-cell>
                <text:p text:style-name="P1">#node</text:p>
              </table:table-cell>
              <table:table-cell>
                <text:p text:style-name="P1">mem</text:p>
              </table:table-cell>
              <table:table-cell>
                <text:p text:style-name="P1">#node</text:p>
              </table:table-cell>
              <table:table-cell>
                <text:p text:style-name="P1">mem</text:p>
              </table:table-cell>
              <table:table-cell>
                <text:p text:style-name="P1">#node</text:p>
              </table:table-cell>
              <table:table-cell>
                <text:p text:style-name="P1">mem</text:p>
              </table:table-cell>
              <table:table-cell>
                <text:p text:style-name="P1">#node</text:p>
              </table:table-cell>
              <table:table-cell>
                <text:p text:style-name="P1">mem</text:p>
              </table:table-cell>
            </table:table-row>
            <table:table-row table:style-name="ro5" table:default-cell-style-name="ce1">
              <table:table-cell>
                <text:p text:style-name="P1">Z</text:p>
              </table:table-cell>
              <table:table-cell table:style-name="ce2">
                <text:p text:style-name="P12"><text:span text:style-name="T5">+23</text:span><text:span text:style-name="T5">3%</text:span></text:p>
              </table:table-cell>
              <table:table-cell table:style-name="ce2">
                <text:p text:style-name="P12"><text:span text:style-name="T5">+</text:span><text:span text:style-name="T5">2</text:span><text:span text:style-name="T5">3</text:span><text:span text:style-name="T5">3</text:span><text:span text:style-name="T5">%</text:span></text:p>
              </table:table-cell>
              <table:table-cell table:style-name="ce2">
                <text:p text:style-name="P12"><text:span text:style-name="T5">+</text:span><text:span text:style-name="T5">1</text:span><text:span text:style-name="T5">6</text:span><text:span text:style-name="T5">2</text:span><text:span text:style-name="T5">%</text:span></text:p>
              </table:table-cell>
              <table:table-cell table:style-name="ce2">
                <text:p text:style-name="P12"><text:span text:style-name="T5">+162%</text:span></text:p>
              </table:table-cell>
              <table:table-cell>
                <text:p text:style-name="P1">-41%</text:p>
              </table:table-cell>
              <table:table-cell>
                <text:p text:style-name="P1">-41%</text:p>
              </table:table-cell>
              <table:table-cell>
                <text:p text:style-name="P1">-42%</text:p>
              </table:table-cell>
              <table:table-cell>
                <text:p text:style-name="P1">-42%</text:p>
              </table:table-cell>
            </table:table-row>
            <table:table-row table:style-name="ro5" table:default-cell-style-name="ce1">
              <table:table-cell>
                <text:p text:style-name="P1">NU</text:p>
              </table:table-cell>
              <table:table-cell>
                <text:p text:style-name="P1">-26%</text:p>
              </table:table-cell>
              <table:table-cell>
                <text:p text:style-name="P1">-39%</text:p>
              </table:table-cell>
              <table:table-cell>
                <text:p text:style-name="P1">-25%</text:p>
              </table:table-cell>
              <table:table-cell>
                <text:p text:style-name="P1">-20%</text:p>
              </table:table-cell>
              <table:table-cell>
                <text:p text:style-name="P1">-3%</text:p>
              </table:table-cell>
              <table:table-cell table:style-name="ce3">
                <text:p text:style-name="P1"><text:span text:style-name="T6">+</text:span><text:span text:style-name="T6">7</text:span><text:span text:style-name="T6">%</text:span></text:p>
              </table:table-cell>
              <table:table-cell>
                <text:p text:style-name="P1">-3%</text:p>
              </table:table-cell>
              <table:table-cell table:style-name="ce3">
                <text:p text:style-name="P1"><text:span text:style-name="T6">+</text:span><text:span text:style-name="T6">2</text:span><text:span text:style-name="T6">2</text:span><text:span text:style-name="T6">%</text:span></text:p>
              </table:table-cell>
            </table:table-row>
            <table:table-row table:style-name="ro5" table:default-cell-style-name="ce1">
              <table:table-cell>
                <text:p text:style-name="P1">NU-X</text:p>
              </table:table-cell>
              <table:table-cell>
                <text:p text:style-name="P1">-64%</text:p>
              </table:table-cell>
              <table:table-cell>
                <text:p text:style-name="P1">-67%</text:p>
              </table:table-cell>
              <table:table-cell>
                <text:p text:style-name="P1">-55%</text:p>
              </table:table-cell>
              <table:table-cell>
                <text:p text:style-name="P1">-46%</text:p>
              </table:table-cell>
              <table:table-cell>
                <text:p text:style-name="P1">-96%</text:p>
              </table:table-cell>
              <table:table-cell>
                <text:p text:style-name="P1">-95%</text:p>
              </table:table-cell>
              <table:table-cell>
                <text:p text:style-name="P1">-97%</text:p>
              </table:table-cell>
              <table:table-cell>
                <text:p text:style-name="P1">-96%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2" draw:text-style-name="P10" draw:layer="layout" svg:width="25.599cm" svg:height="0.874cm" svg:x="30.501cm" svg:y="55.941cm">
          <text:p text:style-name="P1">Average reduction of the {number of nodes / <text:span text:style-name="T7">e</text:span><text:span text:style-name="T7">s</text:span><text:span text:style-name="T7">t</text:span><text:span text:style-name="T7">i</text:span><text:span text:style-name="T7">m</text:span><text:span text:style-name="T7">a</text:span><text:span text:style-name="T7">t</text:span><text:span text:style-name="T7">e</text:span><text:span text:style-name="T7">d</text:span> memory cost} on four benchmarks</text:p>
          <draw:enhanced-geometry svg:viewBox="0 0 21600 21600" draw:type="rectangle" draw:enhanced-path="M 0 0 L 21600 0 21600 21600 0 21600 0 0 Z N"/>
        </draw:custom-shape>
        <draw:frame draw:style-name="gr11" draw:layer="layout" svg:width="25.191cm" svg:height="3.507cm" svg:x="31.083cm" svg:y="72.5cm" presentation:class="title">
          <draw:text-box>
            <text:p>Can we go further ?</text:p>
          </draw:text-box>
        </draw:frame>
        <draw:custom-shape draw:style-name="gr23" draw:text-style-name="P13" xml:id="id93" draw:id="id93" draw:layer="layout" svg:width="2.103cm" svg:height="2.105cm" svg:x="42.689cm" svg:y="89.535cm">
          <text:p text:style-name="P1"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94" draw:id="id94" draw:layer="layout" svg:width="2.103cm" svg:height="2.105cm" svg:x="42.69cm" svg:y="86.38cm">
          <text:p text:style-name="P1"><text:span text:style-name="T8">N</text:span><text:span text:style-name="T8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95" draw:id="id95" draw:layer="layout" svg:width="2.104cm" svg:height="2.105cm" svg:x="39.536cm" svg:y="83.302cm">
          <text:p text:style-name="P1"><text:span text:style-name="T8">N</text:span><text:span text:style-name="T8">U</text:span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97" draw:id="id97" draw:layer="layout" svg:width="2.104cm" svg:height="2.106cm" svg:x="39.537cm" svg:y="79.409cm">
          <text:p text:style-name="P1"><text:span text:style-name="T8">N</text:span><text:span text:style-name="T8">N</text:span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xml:id="id99" draw:id="id99" draw:layer="layout" svg:width="2.102cm" svg:height="2.106cm" svg:x="42.694cm" svg:y="76.332cm">
          <text:p text:style-name="P1"><text:span text:style-name="T8">N</text:span><text:span text:style-name="T8">N</text:span><text:span text:style-name="T8">I</text:span><text:span text:style-name="T8">-</text:span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xml:id="id98" draw:id="id98" draw:layer="layout" svg:width="2.104cm" svg:height="2.105cm" svg:x="45.849cm" svg:y="79.517cm">
          <text:p text:style-name="P1"><text:span text:style-name="T8">N</text:span><text:span text:style-name="T8">U</text:span><text:span text:style-name="T8">A</text:span><text:span text:style-name="T8">-</text:span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96" draw:id="id96" draw:layer="layout" svg:width="2.104cm" svg:height="2.106cm" svg:x="45.85cm" svg:y="83.412cm">
          <text:p text:style-name="P1"><text:span text:style-name="T8">N</text:span><text:span text:style-name="T8">U</text:span><text:span text:style-name="T8">-</text:span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43.741cm" svg:y1="89.535cm" svg:x2="43.742cm" svg:y2="88.485cm" draw:start-shape="id93" draw:start-glue-point="4" draw:end-shape="id94" draw:end-glue-point="8" svg:d="M43741 89535l1-1050" svg:viewBox="0 0 2 1051">
          <text:p/>
        </draw:connector>
        <draw:connector draw:style-name="gr12" draw:text-style-name="P16" draw:layer="layout" draw:type="line" svg:x1="42.998cm" svg:y1="86.688cm" svg:x2="41.332cm" svg:y2="85.099cm" draw:start-shape="id94" draw:start-glue-point="5" draw:end-shape="id95" draw:end-glue-point="9" svg:d="M42998 86688l-1666-1589" svg:viewBox="0 0 1667 1590">
          <text:p/>
        </draw:connector>
        <draw:connector draw:style-name="gr12" draw:text-style-name="P16" draw:layer="layout" draw:type="line" svg:x1="44.485cm" svg:y1="86.688cm" svg:x2="46.158cm" svg:y2="85.21cm" draw:start-shape="id94" draw:start-glue-point="11" draw:end-shape="id96" draw:end-glue-point="7" svg:d="M44485 86688l1673-1478" svg:viewBox="0 0 1674 1479">
          <text:p/>
        </draw:connector>
        <draw:connector draw:style-name="gr12" draw:text-style-name="P16" draw:layer="layout" draw:type="line" svg:x1="40.588cm" svg:y1="83.302cm" svg:x2="40.589cm" svg:y2="81.515cm" draw:start-shape="id95" draw:start-glue-point="4" draw:end-shape="id97" draw:end-glue-point="8" svg:d="M40588 83302l1-1787" svg:viewBox="0 0 2 1788">
          <text:p/>
        </draw:connector>
        <draw:connector draw:style-name="gr12" draw:text-style-name="P16" draw:layer="layout" draw:type="line" svg:x1="46.902cm" svg:y1="83.412cm" svg:x2="46.901cm" svg:y2="81.622cm" draw:start-shape="id96" draw:start-glue-point="4" draw:end-shape="id98" draw:end-glue-point="2" svg:d="M46902 83412l-1-1790" svg:viewBox="0 0 2 1791">
          <text:p/>
        </draw:connector>
        <draw:connector draw:style-name="gr12" draw:text-style-name="P16" draw:layer="layout" draw:type="line" svg:x1="41.333cm" svg:y1="79.717cm" svg:x2="43.001cm" svg:y2="78.13cm" draw:start-shape="id97" draw:start-glue-point="11" draw:end-shape="id99" draw:end-glue-point="7" svg:d="M41333 79717l1668-1587" svg:viewBox="0 0 1669 1588">
          <text:p/>
        </draw:connector>
        <draw:connector draw:style-name="gr12" draw:text-style-name="P16" draw:layer="layout" draw:type="line" svg:x1="46.157cm" svg:y1="79.825cm" svg:x2="44.489cm" svg:y2="78.13cm" draw:start-shape="id98" draw:start-glue-point="5" draw:end-shape="id99" draw:end-glue-point="9" svg:d="M46157 79825l-1668-1695" svg:viewBox="0 0 1669 1696">
          <text:p/>
        </draw:connector>
        <draw:connector draw:style-name="gr12" draw:text-style-name="P16" draw:layer="layout" draw:type="line" svg:x1="41.64cm" svg:y1="84.355cm" svg:x2="46.157cm" svg:y2="81.314cm" draw:start-shape="id95" draw:start-glue-point="10" draw:end-shape="id98" draw:end-glue-point="7" svg:d="M41640 84355l4517-3041" svg:viewBox="0 0 4518 3042">
          <text:p/>
        </draw:connector>
        <draw:custom-shape draw:style-name="gr30" draw:text-style-name="P13" xml:id="id100" draw:id="id100" draw:layer="layout" svg:width="2.104cm" svg:height="2.105cm" svg:x="45.814cm" svg:y="89.536cm">
          <text:p text:style-name="P1"><text:span text:style-name="T8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46.866cm" svg:y1="89.536cm" svg:x2="46.902cm" svg:y2="85.518cm" draw:start-shape="id100" draw:start-glue-point="4" draw:end-shape="id96" draw:end-glue-point="8" svg:d="M46866 89536l36-4018" svg:viewBox="0 0 37 4019">
          <text:p/>
        </draw:connector>
        <draw:custom-shape draw:style-name="gr25" draw:text-style-name="P14" xml:id="id101" draw:id="id101" draw:layer="layout" svg:width="2.104cm" svg:height="2.105cm" svg:x="39.536cm" svg:y="89.454cm">
          <text:p text:style-name="P1"><text:span text:style-name="T8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7" draw:layer="layout" draw:type="line" svg:x1="41.332cm" svg:y1="89.762cm" svg:x2="42.998cm" svg:y2="88.177cm" draw:start-shape="id101" draw:start-glue-point="11" draw:end-shape="id94" draw:end-glue-point="7" svg:d="M41332 89762l1666-1585" svg:viewBox="0 0 1667 1586">
          <text:p/>
        </draw:connector>
        <draw:custom-shape draw:style-name="gr31" draw:text-style-name="P18" draw:layer="layout" svg:width="8.458cm" svg:height="3.23cm" svg:x="48.542cm" svg:y="82.843cm">
          <text:p text:style-name="P1"><text:span text:style-name="T9">“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”</text:span><text:span text:style-name="T9"> </text:span><text:span text:style-name="T9">+</text:span></text:p>
          <text:p text:style-name="P1"><text:span text:style-name="T9">“</text:span><text:span text:style-name="T9">u</text:span><text:span text:style-name="T9">s</text:span><text:span text:style-name="T9">e</text:span><text:span text:style-name="T9">l</text:span><text:span text:style-name="T9">e</text:span><text:span text:style-name="T9">s</text:span><text:span text:style-name="T9">s</text:span><text:span text:style-name="T9"> 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s</text:span><text:span text:style-name="T9"> </text:span><text:span text:style-name="T9">e</text:span><text:span text:style-name="T9">x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”</text:span></text:p>
          <text:p text:style-name="P1"><text:span text:style-name="T9">+</text:span><text:span text:style-name="T9"> </text:span><text:span text:style-name="T9">“</text:span><text:span text:style-name="T9">1</text:span><text:span text:style-name="T9">-</text:span><text:span text:style-name="T9">p</text:span><text:span text:style-name="T9">r</text:span><text:span text:style-name="T9">e</text:span><text:span text:style-name="T9">d</text:span><text:span text:style-name="T9">i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e</text:span><text:span text:style-name="T9">x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458cm" svg:height="3.23cm" svg:x="30.542cm" svg:y="78.843cm">
          <text:p text:style-name="P1"><text:span text:style-name="T9">“</text:span><text:span text:style-name="T9">i</text:span><text:span text:style-name="T9">n</text:span><text:span text:style-name="T9">p</text:span><text:span text:style-name="T9">u</text:span><text:span text:style-name="T9">t</text:span><text:span text:style-name="T9">/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458cm" svg:height="3.23cm" svg:x="30.542cm" svg:y="82.743cm">
          <text:p text:style-name="P1"><text:span text:style-name="T9">“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”</text:span><text:span text:style-name="T9"> </text:span><text:span text:style-name="T9">+</text:span></text:p>
          <text:p text:style-name="P1"><text:span text:style-name="T9">“</text:span><text:span text:style-name="T9">u</text:span><text:span text:style-name="T9">s</text:span><text:span text:style-name="T9">e</text:span><text:span text:style-name="T9">l</text:span><text:span text:style-name="T9">e</text:span><text:span text:style-name="T9">s</text:span><text:span text:style-name="T9">s</text:span><text:span text:style-name="T9"> 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s</text:span><text:span text:style-name="T9"> </text:span><text:span text:style-name="T9">e</text:span><text:span text:style-name="T9">x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”</text:span></text:p>
          <text:p text:style-name="P1"><text:span text:style-name="T9">+</text:span><text:span text:style-name="T9"> </text:span><text:span text:style-name="T9">“</text:span><text:span text:style-name="T9">a</text:span><text:span text:style-name="T9">n</text:span><text:span text:style-name="T9">t</text:span><text:span text:style-name="T9">i</text:span><text:span text:style-name="T9">-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s</text:span><text:span text:style-name="T9"> </text:span><text:span text:style-name="T9">e</text:span><text:span text:style-name="T9">x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458cm" svg:height="3.23cm" svg:x="48.542cm" svg:y="79.243cm">
          <text:p text:style-name="P1"><text:span text:style-name="T9">“</text:span><text:span text:style-name="T9">out</text:span><text:span text:style-name="T9">put </text:span><text:span text:style-name="T9">neg</text:span><text:span text:style-name="T9">atio</text:span><text:span text:style-name="T9">n” </text:span><text:span text:style-name="T9">+</text:span></text:p>
          <text:p text:style-name="P1"><text:span text:style-name="T9">“</text:span><text:span text:style-name="T9">us</text:span><text:span text:style-name="T9">ele</text:span><text:span text:style-name="T9">ss </text:span><text:span text:style-name="T9">vari</text:span><text:span text:style-name="T9">abl</text:span><text:span text:style-name="T9">es </text:span><text:span text:style-name="T9">extr</text:span><text:span text:style-name="T9">acti</text:span><text:span text:style-name="T9">on”</text:span></text:p>
          <text:p text:style-name="P1"><text:span text:style-name="T9">+ </text:span><text:span text:style-name="T9">“ant</text:span><text:span text:style-name="T9">i-</text:span><text:span text:style-name="T9">vari</text:span><text:span text:style-name="T9">abl</text:span><text:span text:style-name="T9">es </text:span><text:span text:style-name="T9">extr</text:span><text:span text:style-name="T9">acti</text:span><text:span text:style-name="T9">on”</text:span></text:p>
          <text:p text:style-name="P1"><text:span text:style-name="T9">+ </text:span><text:span text:style-name="T9">“1-</text:span><text:span text:style-name="T9">pre</text:span><text:span text:style-name="T9">dict</text:span><text:span text:style-name="T9">ion </text:span><text:span text:style-name="T9">extr</text:span><text:span text:style-name="T9">acti</text:span><text:span text:style-name="T9">on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458cm" svg:height="3.23cm" svg:x="48.542cm" svg:y="75.743cm">
          <text:p text:style-name="P1"><text:span text:style-name="T9">“</text:span><text:span text:style-name="T9">i</text:span><text:span text:style-name="T9">n</text:span><text:span text:style-name="T9">p</text:span><text:span text:style-name="T9">u</text:span><text:span text:style-name="T9">t</text:span><text:span text:style-name="T9">/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”</text:span></text:p>
          <text:p text:style-name="P1"><text:span text:style-name="T9">+</text:span><text:span text:style-name="T9"> </text:span><text:span text:style-name="T9">“</text:span><text:span text:style-name="T9">1</text:span><text:span text:style-name="T9">-</text:span><text:span text:style-name="T9">p</text:span><text:span text:style-name="T9">r</text:span><text:span text:style-name="T9">e</text:span><text:span text:style-name="T9">d</text:span><text:span text:style-name="T9">i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e</text:span><text:span text:style-name="T9">x</text:span><text:span text:style-name="T9">t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6-27T00:42:34.827251309</dc:date>
    <meta:editing-duration>PT19S</meta:editing-duration>
    <meta:editing-cycles>1</meta:editing-cycles>
    <meta:document-statistic meta:object-count="372"/>
  </office:meta>
</office:document-meta>
</file>